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 Mono CJK TC Regular" svg:font-family="'Noto Sans Mono CJK TC Regular'" style:font-family-generic="swiss"/>
    <style:font-face style:name="Source Han Sans" svg:font-family="'Source Han Sans'" style:font-family-generic="swiss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4d4d4c" style:font-name="Noto Sans Mono CJK TC Regular" fo:font-size="10pt" fo:background-color="#ffffff" style:font-size-asian="10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fo:color="#000000" style:font-name="Noto Sans Mono CJK TC Regular" fo:font-size="12pt" fo:text-shadow="none" fo:font-weight="bold" officeooo:rsid="001902b8" officeooo:paragraph-rsid="001902b8" fo:background-color="#cccccc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f5871f" style:font-name="Noto Sans Mono CJK TC Regular" fo:font-size="10pt" fo:background-color="#ffffff" style:font-size-asian="10pt"/>
    </style:style>
    <style:style style:name="P5" style:family="paragraph" style:parent-style-name="Standard">
      <style:text-properties fo:color="#8e908c" style:font-name="Noto Sans Mono CJK TC Regular" fo:font-size="10pt" fo:background-color="#ffffff" style:font-size-asian="10pt"/>
    </style:style>
    <style:style style:name="P6" style:family="paragraph" style:parent-style-name="Standard">
      <style:text-properties fo:color="#4d4d4c" style:font-name="Noto Sans Mono CJK TC Regular" fo:font-size="10pt" fo:background-color="#ffffff" style:font-size-asian="10pt"/>
    </style:style>
    <style:style style:name="P7" style:family="paragraph" style:parent-style-name="Standard">
      <style:text-properties fo:color="#4d4d4c" style:font-name="Noto Sans Mono CJK TC Regular" fo:font-size="10pt" style:font-size-asian="10pt" fo:background-color="#ffffff"/>
    </style:style>
    <style:style style:name="P8" style:family="paragraph" style:parent-style-name="Standard">
      <style:text-properties officeooo:paragraph-rsid="001a4484"/>
    </style:style>
    <style:style style:name="P9" style:family="paragraph" style:parent-style-name="Standard">
      <style:paragraph-properties fo:break-before="page"/>
      <style:text-properties officeooo:paragraph-rsid="001a4484" fo:background-color="#cccccc"/>
    </style:style>
    <style:style style:name="T1" style:family="text">
      <style:text-properties fo:color="#f5871f" style:font-name="Noto Sans Mono CJK TC Regular" fo:font-size="10pt" fo:background-color="#ffffff" loext:char-shading-value="0" style:font-size-asian="10pt"/>
    </style:style>
    <style:style style:name="T2" style:family="text">
      <style:text-properties fo:color="#f5871f" style:font-name="Noto Sans Mono CJK TC Regular" fo:font-size="10pt" style:font-size-asian="10pt" fo:background-color="#ffffff"/>
    </style:style>
    <style:style style:name="T3" style:family="text">
      <style:text-properties fo:color="#8e908c" style:font-name="Noto Sans Mono CJK TC Regular" fo:font-size="10pt" fo:background-color="#ffffff" loext:char-shading-value="0" style:font-size-asian="10pt"/>
    </style:style>
    <style:style style:name="T4" style:family="text">
      <style:text-properties fo:color="#8e908c" style:font-name="Noto Sans Mono CJK TC Regular" fo:font-size="10pt" style:font-size-asian="10pt" fo:background-color="#ffffff"/>
    </style:style>
    <style:style style:name="T5" style:family="text">
      <style:text-properties fo:color="#8959a8" style:font-name="Noto Sans Mono CJK TC Regular" fo:font-size="10pt" fo:background-color="#ffffff" loext:char-shading-value="0" style:font-size-asian="10pt"/>
    </style:style>
    <style:style style:name="T6" style:family="text">
      <style:text-properties fo:color="#8959a8" style:font-name="Noto Sans Mono CJK TC Regular" fo:font-size="10pt" style:font-size-asian="10pt" fo:background-color="#ffffff"/>
    </style:style>
    <style:style style:name="T7" style:family="text">
      <style:text-properties fo:color="#4d4d4c" style:font-name="Noto Sans Mono CJK TC Regular" fo:font-size="10pt" fo:background-color="#ffffff" loext:char-shading-value="0" style:font-size-asian="10pt"/>
    </style:style>
    <style:style style:name="T8" style:family="text">
      <style:text-properties fo:color="#4d4d4c" style:font-name="Noto Sans Mono CJK TC Regular" fo:font-size="10pt" style:font-size-asian="10pt" fo:background-color="#ffffff"/>
    </style:style>
    <style:style style:name="T9" style:family="text">
      <style:text-properties fo:color="#3e999f" style:font-name="Noto Sans Mono CJK TC Regular" fo:font-size="10pt" fo:background-color="#ffffff" loext:char-shading-value="0" style:font-size-asian="10pt"/>
    </style:style>
    <style:style style:name="T10" style:family="text">
      <style:text-properties fo:color="#3e999f" style:font-name="Noto Sans Mono CJK TC Regular" fo:font-size="10pt" style:font-size-asian="10pt" fo:background-color="#ffffff"/>
    </style:style>
    <style:style style:name="T11" style:family="text">
      <style:text-properties fo:color="#c82829" style:font-name="Noto Sans Mono CJK TC Regular" fo:font-size="10pt" fo:background-color="#ffffff" loext:char-shading-value="0" style:font-size-asian="10pt"/>
    </style:style>
    <style:style style:name="T12" style:family="text">
      <style:text-properties fo:color="#c82829" style:font-name="Noto Sans Mono CJK TC Regular" fo:font-size="10pt" style:font-size-asian="10pt" fo:background-color="#ffffff"/>
    </style:style>
    <style:style style:name="T13" style:family="text">
      <style:text-properties fo:color="#4271ae" style:font-name="Noto Sans Mono CJK TC Regular" fo:font-size="10pt" fo:background-color="#ffffff" loext:char-shading-value="0" style:font-size-asian="10pt"/>
    </style:style>
    <style:style style:name="T14" style:family="text">
      <style:text-properties fo:color="#4271ae" style:font-name="Noto Sans Mono CJK TC Regular" fo:font-size="10pt" style:font-size-asian="10pt" fo:background-color="#ffffff"/>
    </style:style>
    <style:style style:name="T15" style:family="text">
      <style:text-properties fo:color="#718c00" style:font-name="Noto Sans Mono CJK TC Regular" fo:font-size="10pt" fo:background-color="#ffffff" loext:char-shading-value="0" style:font-size-asian="10pt"/>
    </style:style>
    <style:style style:name="T16" style:family="text">
      <style:text-properties fo:color="#718c00" style:font-name="Noto Sans Mono CJK TC Regular" fo:font-size="10pt" style:font-size-asian="10pt" fo:background-color="#ffffff"/>
    </style:style>
    <style:style style:name="T17" style:family="text">
      <style:text-properties fo:color="#000000" style:font-name="Noto Sans Mono CJK TC Regular" fo:font-size="12pt" fo:text-shadow="none" fo:font-weight="bold" officeooo:rsid="001902b8" loext:char-shading-value="0" style:font-size-asian="12pt" style:font-weight-asian="bold" style:font-size-complex="12pt" style:font-weight-complex="bold" fo:background-color="#ffffff"/>
    </style:style>
    <style:style style:name="T18" style:family="text">
      <style:text-properties fo:color="#000000" style:font-name="Noto Sans Mono CJK TC Regular" fo:font-size="12pt" fo:text-shadow="none" fo:font-weight="bold" officeooo:rsid="001902b8" style:font-size-asian="12pt" style:font-weight-asian="bold" style:font-size-complex="12pt" style:font-weight-complex="bold"/>
    </style:style>
    <style:style style:name="T19" style:family="text">
      <style:text-properties fo:color="#000000" style:font-name="Noto Sans Mono CJK TC Regular" fo:font-size="12pt" fo:text-shadow="none" fo:font-weight="bold" officeooo:rsid="001dbb14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ect_client.c</text:p>
      <text:p text:style-name="P4"/>
      <text:p text:style-name="P4">#include &lt;stdio.h&gt;</text:p>
      <text:p text:style-name="P4">#include &lt;stdlib.h&gt;</text:p>
      <text:p text:style-name="P4">#include &lt;sys/socket.h&gt;</text:p>
      <text:p text:style-name="P4">#include &lt;sys/select.h&gt;</text:p>
      <text:p text:style-name="Standard"><text:span text:style-name="T1">#include &lt;netinet/in.h&gt;<text:tab/></text:span><text:span text:style-name="T3">// For sockaddr_in</text:span></text:p>
      <text:p text:style-name="Standard"><text:span text:style-name="T1">#include &lt;string.h&gt;<text:tab/> <text:s text:c="3"/></text:span><text:span text:style-name="T3">// For string handle function</text:span></text:p>
      <text:p text:style-name="Standard"><text:span text:style-name="T1">#include &lt;arpa/inet.h&gt;<text:tab/></text:span><text:span text:style-name="T3">// For address conversion function</text:span></text:p>
      <text:p text:style-name="P4">#include &lt;unistd.h&gt;</text:p>
      <text:p text:style-name="P4">#include &lt;fcntl.h&gt;</text:p>
      <text:p text:style-name="P1"/>
      <text:p text:style-name="P1"/>
      <text:p text:style-name="P5">// Used to print error messages</text:p>
      <text:p text:style-name="P4">#define PANIC(msg) { perror(msg); exit(-1); }</text:p>
      <text:p text:style-name="P4">#define STDIN 0</text:p>
      <text:p text:style-name="P1"/>
      <text:p text:style-name="P1"/>
      <text:p text:style-name="Standard"><text:span text:style-name="T1">#define BUFSIZE 256 </text:span><text:span text:style-name="T3">// Define the buffer size</text:span></text:p>
      <text:p text:style-name="P4">#define DEFAULT_PORT 9999</text:p>
      <text:p text:style-name="P4">#define FILE_BUFSIZE 1024</text:p>
      <text:p text:style-name="P1"/>
      <text:p text:style-name="Standard"><text:span text:style-name="T5">int</text:span><text:span text:style-name="T7"> main</text:span><text:span text:style-name="T9">(</text:span><text:span text:style-name="T5">int</text:span><text:span text:style-name="T7"> argc</text:span><text:span text:style-name="T9">,</text:span><text:span text:style-name="T7"> </text:span><text:span text:style-name="T5">char</text:span><text:span text:style-name="T7"> </text:span><text:span text:style-name="T9">*</text:span><text:span text:style-name="T7">argv</text:span><text:span text:style-name="T9">[]){</text:span></text:p>
      <text:p text:style-name="Standard"><text:span text:style-name="T7"><text:tab/></text:span><text:span text:style-name="T5">int</text:span><text:span text:style-name="T7"> sockfd</text:span><text:span text:style-name="T9">;</text:span></text:p>
      <text:p text:style-name="Standard"><text:span text:style-name="T7"><text:tab/></text:span><text:span text:style-name="T5">int</text:span><text:span text:style-name="T7"> retval</text:span><text:span text:style-name="T9">;</text:span><text:span text:style-name="T7"> <text:s text:c="16"/></text:span><text:span text:style-name="T3">// The return value of select()</text:span></text:p>
      <text:p text:style-name="Standard"><text:span text:style-name="T7"><text:tab/></text:span><text:span text:style-name="T5">int</text:span><text:span text:style-name="T7"> i</text:span><text:span text:style-name="T9">;</text:span><text:span text:style-name="T7"> <text:s text:c="21"/></text:span><text:span text:style-name="T3">// Just for "for" loop</text:span></text:p>
      <text:p text:style-name="Standard"><text:span text:style-name="T7"><text:tab/></text:span><text:span text:style-name="T5">int</text:span><text:span text:style-name="T7"> fdmax</text:span><text:span text:style-name="T9">;</text:span></text:p>
      <text:p text:style-name="Standard"><text:span text:style-name="T7"><text:tab/></text:span><text:span text:style-name="T5">int</text:span><text:span text:style-name="T7"> fd</text:span><text:span text:style-name="T9">;</text:span></text:p>
      <text:p text:style-name="Standard"><text:span text:style-name="T7"><text:tab/></text:span><text:span text:style-name="T5">int</text:span><text:span text:style-name="T7"> recvnum</text:span><text:span text:style-name="T9">;</text:span></text:p>
      <text:p text:style-name="Standard"><text:span text:style-name="T7"><text:tab/></text:span><text:span text:style-name="T5">int</text:span><text:span text:style-name="T7"> flag</text:span><text:span text:style-name="T9">=</text:span><text:span text:style-name="T11">0</text:span><text:span text:style-name="T9">;</text:span></text:p>
      <text:p text:style-name="Standard"><text:span text:style-name="T7"><text:tab/></text:span><text:span text:style-name="T5">char</text:span><text:span text:style-name="T7"> trans_buf</text:span><text:span text:style-name="T9">[</text:span><text:span text:style-name="T7">BUFSIZE</text:span><text:span text:style-name="T9">];</text:span><text:span text:style-name="T7"> <text:s text:c="3"/></text:span><text:span text:style-name="T3">// Put the data that you will send</text:span></text:p>
      <text:p text:style-name="Standard"><text:span text:style-name="T7"><text:tab/></text:span><text:span text:style-name="T5">char</text:span><text:span text:style-name="T7"> recv_buf</text:span><text:span text:style-name="T9">[</text:span><text:span text:style-name="T7">BUFSIZE</text:span><text:span text:style-name="T9">];</text:span><text:span text:style-name="T7"> <text:s text:c="4"/></text:span><text:span text:style-name="T3">// Put the data that you received</text:span></text:p>
      <text:p text:style-name="Standard"><text:span text:style-name="T7"><text:tab/></text:span><text:span text:style-name="T5">char</text:span><text:span text:style-name="T7"> filename</text:span><text:span text:style-name="T9">[</text:span><text:span text:style-name="T7">BUFSIZE</text:span><text:span text:style-name="T9">];</text:span></text:p>
      <text:p text:style-name="Standard"><text:span text:style-name="T7"><text:tab/></text:span><text:span text:style-name="T5">char</text:span><text:span text:style-name="T7"> file_buf</text:span><text:span text:style-name="T9">[</text:span><text:span text:style-name="T7">FILE_BUFSIZE</text:span><text:span text:style-name="T9">];</text:span></text:p>
      <text:p text:style-name="Standard"><text:span text:style-name="T7"><text:tab/></text:span><text:span text:style-name="T5">struct</text:span><text:span text:style-name="T7"> sockaddr_in dest</text:span><text:span text:style-name="T9">;</text:span></text:p>
      <text:p text:style-name="Standard"><text:span text:style-name="T7"><text:tab/></text:span><text:span text:style-name="T5">struct</text:span><text:span text:style-name="T7"> timeval tv</text:span><text:span text:style-name="T9">;</text:span><text:span text:style-name="T7"> <text:s text:c="9"/></text:span><text:span text:style-name="T3">// Set the timeout time</text:span></text:p>
      <text:p text:style-name="Standard"><text:span text:style-name="T7"><text:tab/>fd_set read_fds</text:span><text:span text:style-name="T9">;</text:span><text:span text:style-name="T7"> <text:s text:c="11"/></text:span><text:span text:style-name="T3">// fd set</text:span></text:p>
      <text:p text:style-name="P1"/>
      <text:p text:style-name="Standard"><text:span text:style-name="T7"><text:tab/></text:span><text:span text:style-name="T3">// Generate an socketfd of IPv4 + TCP connection</text:span></text:p>
      <text:p text:style-name="Standard"><text:span text:style-name="T7"><text:tab/>sockfd </text:span><text:span text:style-name="T9">=</text:span><text:span text:style-name="T7"> socket</text:span><text:span text:style-name="T9">(</text:span><text:span text:style-name="T7">AF_INET</text:span><text:span text:style-name="T9">,</text:span><text:span text:style-name="T7"> SOCK_STREAM</text:span><text:span text:style-name="T9">,</text:span><text:span text:style-name="T7"> </text:span><text:span text:style-name="T11">0</text:span><text:span text:style-name="T9">);</text:span></text:p>
      <text:p text:style-name="Standard"><text:span text:style-name="T7"><text:tab/></text:span><text:span text:style-name="T13">if</text:span><text:span text:style-name="T9">(</text:span><text:span text:style-name="T7">sockfd </text:span><text:span text:style-name="T9">==</text:span><text:span text:style-name="T7"> </text:span><text:span text:style-name="T9">-</text:span><text:span text:style-name="T11">1</text:span><text:span text:style-name="T9">)</text:span><text:span text:style-name="T7"> PANIC</text:span><text:span text:style-name="T9">(</text:span><text:span text:style-name="T15">"socket"</text:span><text:span text:style-name="T9">);</text:span></text:p>
      <text:p text:style-name="P1"/>
      <text:p text:style-name="Standard"><text:span text:style-name="T7"><text:tab/></text:span><text:span text:style-name="T3">// Empty the struct of server_addr</text:span></text:p>
      <text:p text:style-name="Standard"><text:span text:style-name="T7"><text:tab/>memset</text:span><text:span text:style-name="T9">(&amp;</text:span><text:span text:style-name="T7">dest</text:span><text:span text:style-name="T9">,</text:span><text:span text:style-name="T7"> </text:span><text:span text:style-name="T11">0</text:span><text:span text:style-name="T9">,</text:span><text:span text:style-name="T7"> </text:span><text:span text:style-name="T13">sizeof</text:span><text:span text:style-name="T9">(</text:span><text:span text:style-name="T7">dest</text:span><text:span text:style-name="T9">));</text:span></text:p>
      <text:p text:style-name="Standard"><text:span text:style-name="T7"><text:tab/>dest</text:span><text:span text:style-name="T9">.</text:span><text:span text:style-name="T7">sin_family </text:span><text:span text:style-name="T9">=</text:span><text:span text:style-name="T7"> AF_INET</text:span><text:span text:style-name="T9">;</text:span><text:span text:style-name="T7"> <text:s text:c="21"/></text:span><text:span text:style-name="T3">// IPv4</text:span></text:p>
      <text:p text:style-name="Standard"><text:span text:style-name="T7"><text:tab/>dest</text:span><text:span text:style-name="T9">.</text:span><text:span text:style-name="T7">sin_port </text:span><text:span text:style-name="T9">=</text:span><text:span text:style-name="T7"> htons</text:span><text:span text:style-name="T9">(</text:span><text:span text:style-name="T7">DEFAULT_PORT</text:span><text:span text:style-name="T9">);</text:span><text:span text:style-name="T7"> <text:s text:c="11"/></text:span><text:span text:style-name="T3">// Set port number</text:span></text:p>
      <text:p text:style-name="Standard"><text:span text:style-name="T7"><text:tab/>dest</text:span><text:span text:style-name="T9">.</text:span><text:span text:style-name="T7">sin_addr</text:span><text:span text:style-name="T9">.</text:span><text:span text:style-name="T7">s_addr </text:span><text:span text:style-name="T9">=</text:span><text:span text:style-name="T7"> inet_addr</text:span><text:span text:style-name="T9">(</text:span><text:span text:style-name="T15">"127.0.0.1"</text:span><text:span text:style-name="T9">);</text:span><text:span text:style-name="T7"> <text:s/></text:span><text:span text:style-name="T3">// Set IP address</text:span></text:p>
      <text:p text:style-name="P1"><text:soft-page-break/></text:p>
      <text:p text:style-name="Standard"><text:span text:style-name="T7"><text:tab/>puts</text:span><text:span text:style-name="T9">(</text:span><text:span text:style-name="T15">"Login..."</text:span><text:span text:style-name="T9">);</text:span></text:p>
      <text:p text:style-name="Standard"><text:span text:style-name="T7"><text:tab/>puts</text:span><text:span text:style-name="T9">(</text:span><text:span text:style-name="T15">"If you want to download files from server, "</text:span></text:p>
      <text:p text:style-name="Standard"><text:span text:style-name="T7"><text:s text:c="9"/></text:span><text:span text:style-name="T15">"you can key [require+filename]"</text:span><text:span text:style-name="T9">);</text:span></text:p>
      <text:p text:style-name="P1"/>
      <text:p text:style-name="Standard"><text:span text:style-name="T7"><text:tab/></text:span><text:span text:style-name="T3">// Build the connection with Server, and we will be accepted</text:span></text:p>
      <text:p text:style-name="Standard"><text:span text:style-name="T7"><text:tab/></text:span><text:span text:style-name="T13">if</text:span><text:span text:style-name="T9">(</text:span><text:span text:style-name="T7">connect</text:span><text:span text:style-name="T9">(</text:span><text:span text:style-name="T7">sockfd</text:span><text:span text:style-name="T9">,</text:span><text:span text:style-name="T7"> </text:span><text:span text:style-name="T9">(</text:span><text:span text:style-name="T5">struct</text:span><text:span text:style-name="T7"> sockaddr</text:span><text:span text:style-name="T9">*)&amp;</text:span><text:span text:style-name="T7">dest</text:span><text:span text:style-name="T9">,</text:span><text:span text:style-name="T7"> </text:span><text:span text:style-name="T13">sizeof</text:span><text:span text:style-name="T9">(</text:span><text:span text:style-name="T7">dest</text:span><text:span text:style-name="T9">))==-</text:span><text:span text:style-name="T11">1</text:span><text:span text:style-name="T9">)</text:span></text:p>
      <text:p text:style-name="Standard"><text:span text:style-name="T7"><text:tab/><text:tab/>PANIC</text:span><text:span text:style-name="T9">(</text:span><text:span text:style-name="T15">"connect"</text:span><text:span text:style-name="T9">)</text:span></text:p>
      <text:p text:style-name="P1"/>
      <text:p text:style-name="Standard"><text:span text:style-name="T7"><text:tab/>fdmax</text:span><text:span text:style-name="T9">=</text:span><text:span text:style-name="T7">sockfd</text:span><text:span text:style-name="T9">;</text:span></text:p>
      <text:p text:style-name="P1"/>
      <text:p text:style-name="Standard"><text:span text:style-name="T7"><text:tab/></text:span><text:span text:style-name="T13">for</text:span><text:span text:style-name="T9">(;;){</text:span></text:p>
      <text:p text:style-name="Standard"><text:span text:style-name="T7"><text:tab/><text:tab/>FD_ZERO</text:span><text:span text:style-name="T9">(&amp;</text:span><text:span text:style-name="T7">read_fds</text:span><text:span text:style-name="T9">);</text:span><text:span text:style-name="T7"> <text:s text:c="8"/></text:span><text:span text:style-name="T3">// Empty the read_fds</text:span></text:p>
      <text:p text:style-name="Standard"><text:span text:style-name="T7"><text:tab/><text:tab/>FD_SET</text:span><text:span text:style-name="T9">(</text:span><text:span text:style-name="T7">STDIN</text:span><text:span text:style-name="T9">,&amp;</text:span><text:span text:style-name="T7">read_fds</text:span><text:span text:style-name="T9">);</text:span><text:span text:style-name="T7"> <text:s text:c="3"/></text:span><text:span text:style-name="T3">// Put STDIN into read_fds</text:span></text:p>
      <text:p text:style-name="Standard"><text:span text:style-name="T7"><text:tab/><text:tab/>FD_SET</text:span><text:span text:style-name="T9">(</text:span><text:span text:style-name="T7">sockfd</text:span><text:span text:style-name="T9">,&amp;</text:span><text:span text:style-name="T7">read_fds</text:span><text:span text:style-name="T9">);</text:span><text:span text:style-name="T7"> <text:s text:c="2"/></text:span><text:span text:style-name="T3">// Put sockfd into read_fds</text:span></text:p>
      <text:p text:style-name="P1"/>
      <text:p text:style-name="Standard"><text:span text:style-name="T7"><text:tab/><text:tab/>retval </text:span><text:span text:style-name="T9">=</text:span><text:span text:style-name="T7"> select</text:span><text:span text:style-name="T9">(</text:span><text:span text:style-name="T7">fdmax</text:span><text:span text:style-name="T9">+</text:span><text:span text:style-name="T11">1</text:span><text:span text:style-name="T9">,</text:span><text:span text:style-name="T7"> </text:span><text:span text:style-name="T9">&amp;</text:span><text:span text:style-name="T7">read_fds</text:span><text:span text:style-name="T9">,</text:span><text:span text:style-name="T7"> </text:span><text:span text:style-name="T13">NULL</text:span><text:span text:style-name="T9">,</text:span><text:span text:style-name="T7"> </text:span><text:span text:style-name="T13">NULL</text:span><text:span text:style-name="T9">,</text:span><text:span text:style-name="T7"> </text:span><text:span text:style-name="T13">NULL</text:span><text:span text:style-name="T9">);</text:span></text:p>
      <text:p text:style-name="Standard"><text:span text:style-name="T7"><text:tab/><text:tab/></text:span><text:span text:style-name="T13">switch</text:span><text:span text:style-name="T9">(</text:span><text:span text:style-name="T7">retval</text:span><text:span text:style-name="T9">){</text:span><text:span text:style-name="T7"> </text:span></text:p>
      <text:p text:style-name="Standard"><text:span text:style-name="T7"><text:tab/><text:tab/><text:tab/></text:span><text:span text:style-name="T13">case</text:span><text:span text:style-name="T7"> </text:span><text:span text:style-name="T9">-</text:span><text:span text:style-name="T11">1</text:span><text:span text:style-name="T9">:</text:span><text:span text:style-name="T7"> </text:span><text:span text:style-name="T3">// When retval=-1, it means that some errors occur</text:span></text:p>
      <text:p text:style-name="Standard"><text:span text:style-name="T7"><text:tab/><text:tab/><text:tab/><text:tab/>perror</text:span><text:span text:style-name="T9">(</text:span><text:span text:style-name="T15">"select"</text:span><text:span text:style-name="T9">);</text:span></text:p>
      <text:p text:style-name="Standard"><text:span text:style-name="T7"><text:tab/><text:tab/><text:tab/><text:tab/></text:span><text:span text:style-name="T13">continue</text:span><text:span text:style-name="T9">;</text:span></text:p>
      <text:p text:style-name="P1"/>
      <text:p text:style-name="Standard"><text:span text:style-name="T7"><text:tab/><text:tab/><text:tab/></text:span><text:span text:style-name="T13">case</text:span><text:span text:style-name="T7"> </text:span><text:span text:style-name="T11">0</text:span><text:span text:style-name="T9">:</text:span><text:span text:style-name="T7"> </text:span><text:span text:style-name="T3">// When retval=0, it means overtime</text:span></text:p>
      <text:p text:style-name="Standard"><text:span text:style-name="T7"><text:tab/><text:tab/><text:tab/><text:tab/>printf</text:span><text:span text:style-name="T9">(</text:span><text:span text:style-name="T15">"Time Out...\n"</text:span><text:span text:style-name="T9">);</text:span></text:p>
      <text:p text:style-name="P1"><text:s/></text:p>
      <text:p text:style-name="Standard"><text:span text:style-name="T7"><text:tab/><text:tab/><text:tab/><text:tab/></text:span><text:span text:style-name="T3">// Close all fd in master_fds, </text:span></text:p>
      <text:p text:style-name="Standard"><text:span text:style-name="T7"><text:tab/><text:tab/><text:tab/><text:tab/></text:span><text:span text:style-name="T3">// but except "stdin" "stdout" "stderr".</text:span></text:p>
      <text:p text:style-name="Standard"><text:span text:style-name="T7"><text:tab/><text:tab/><text:tab/><text:tab/></text:span><text:span text:style-name="T3">// Then exit the process</text:span></text:p>
      <text:p text:style-name="Standard"><text:span text:style-name="T7"><text:tab/><text:tab/><text:tab/><text:tab/></text:span><text:span text:style-name="T13">for</text:span><text:span text:style-name="T9">(</text:span><text:span text:style-name="T7">i</text:span><text:span text:style-name="T9">=</text:span><text:span text:style-name="T11">3</text:span><text:span text:style-name="T9">;</text:span><text:span text:style-name="T7"> i</text:span><text:span text:style-name="T9">&lt;=</text:span><text:span text:style-name="T7"> fdmax</text:span><text:span text:style-name="T9">;</text:span><text:span text:style-name="T7"> i</text:span><text:span text:style-name="T9">++)</text:span></text:p>
      <text:p text:style-name="Standard"><text:span text:style-name="T7"><text:tab/><text:tab/><text:tab/><text:tab/><text:tab/></text:span><text:span text:style-name="T13">if</text:span><text:span text:style-name="T7"> </text:span><text:span text:style-name="T9">(</text:span><text:span text:style-name="T7">FD_ISSET</text:span><text:span text:style-name="T9">(</text:span><text:span text:style-name="T7">i</text:span><text:span text:style-name="T9">,&amp;</text:span><text:span text:style-name="T7">read_fds</text:span><text:span text:style-name="T9">))</text:span><text:span text:style-name="T7"> </text:span></text:p>
      <text:p text:style-name="Standard"><text:span text:style-name="T7"><text:tab/><text:tab/><text:tab/><text:tab/><text:tab/><text:tab/>close</text:span><text:span text:style-name="T9">(</text:span><text:span text:style-name="T7">i</text:span><text:span text:style-name="T9">);</text:span></text:p>
      <text:p text:style-name="Standard"><text:span text:style-name="T7"><text:tab/><text:tab/><text:tab/><text:tab/>exit</text:span><text:span text:style-name="T9">(</text:span><text:span text:style-name="T11">0</text:span><text:span text:style-name="T9">);</text:span><text:span text:style-name="T7"> </text:span></text:p>
      <text:p text:style-name="Standard"><text:span text:style-name="T7"><text:tab/><text:tab/></text:span><text:span text:style-name="T9">}</text:span></text:p>
      <text:p text:style-name="P1"><text:tab/></text:p>
      <text:p text:style-name="Standard"><text:span text:style-name="T7"><text:tab/><text:tab/></text:span><text:span text:style-name="T3">// If you key a string in your terminal</text:span></text:p>
      <text:p text:style-name="Standard"><text:span text:style-name="T7"><text:tab/><text:tab/></text:span><text:span text:style-name="T13">if</text:span><text:span text:style-name="T9">(</text:span><text:span text:style-name="T7">FD_ISSET</text:span><text:span text:style-name="T9">(</text:span><text:span text:style-name="T7">STDIN</text:span><text:span text:style-name="T9">,</text:span><text:span text:style-name="T7"> </text:span><text:span text:style-name="T9">&amp;</text:span><text:span text:style-name="T7">read_fds</text:span><text:span text:style-name="T9">)){</text:span></text:p>
      <text:p text:style-name="Standard"><text:span text:style-name="T7"><text:tab/><text:tab/><text:tab/>memset</text:span><text:span text:style-name="T9">(</text:span><text:span text:style-name="T7">trans_buf</text:span><text:span text:style-name="T9">,</text:span><text:span text:style-name="T7"> </text:span><text:span text:style-name="T11">0</text:span><text:span text:style-name="T9">,</text:span><text:span text:style-name="T7"> BUFSIZE</text:span><text:span text:style-name="T9">);</text:span><text:span text:style-name="T7"> </text:span><text:span text:style-name="T3">// Empty the buffer</text:span></text:p>
      <text:p text:style-name="P1"/>
      <text:p text:style-name="Standard"><text:span text:style-name="T7"><text:tab/><text:tab/><text:tab/>fgets</text:span><text:span text:style-name="T9">(</text:span><text:span text:style-name="T7">trans_buf</text:span><text:span text:style-name="T9">,</text:span><text:span text:style-name="T7"> BUFSIZE</text:span><text:span text:style-name="T9">,</text:span><text:span text:style-name="T7"> stdin</text:span><text:span text:style-name="T9">);</text:span><text:span text:style-name="T7"> </text:span><text:span text:style-name="T3">// Get a string from your terminal</text:span></text:p>
      <text:p text:style-name="P1"/>
      <text:p text:style-name="Standard"><text:span text:style-name="T7"><text:tab/><text:tab/><text:tab/></text:span><text:span text:style-name="T13">if</text:span><text:span text:style-name="T9">(</text:span><text:span text:style-name="T7">strstr</text:span><text:span text:style-name="T9">(</text:span><text:span text:style-name="T7">trans_buf</text:span><text:span text:style-name="T9">,</text:span><text:span text:style-name="T7"> </text:span><text:span text:style-name="T15">"require"</text:span><text:span text:style-name="T9">)</text:span><text:span text:style-name="T7"> </text:span><text:span text:style-name="T9">!=</text:span><text:span text:style-name="T7"> </text:span><text:span text:style-name="T13">NULL</text:span><text:span text:style-name="T9">){</text:span></text:p>
      <text:p text:style-name="Standard"><text:span text:style-name="T7"><text:tab/><text:tab/><text:tab/><text:tab/></text:span><text:span text:style-name="T3">// Parse filename</text:span></text:p>
      <text:p text:style-name="Standard"><text:span text:style-name="T7"><text:tab/><text:tab/><text:tab/><text:tab/>sscanf</text:span><text:span text:style-name="T9">(</text:span><text:span text:style-name="T7">trans_buf</text:span><text:span text:style-name="T9">,</text:span><text:span text:style-name="T7"> </text:span><text:span text:style-name="T15">"require %s\n"</text:span><text:span text:style-name="T9">,</text:span><text:span text:style-name="T7"> filename</text:span><text:span text:style-name="T9">);</text:span></text:p>
      <text:p text:style-name="Standard"><text:span text:style-name="T7"><text:tab/><text:tab/><text:tab/><text:tab/>printf</text:span><text:span text:style-name="T9">(</text:span><text:span text:style-name="T15">"You require the [%s] file from Server\n"</text:span><text:span text:style-name="T9">,</text:span><text:span text:style-name="T7"> filename</text:span><text:span text:style-name="T9">);</text:span></text:p>
      <text:p text:style-name="Standard"><text:span text:style-name="T7"><text:tab/><text:tab/><text:tab/><text:tab/>flag </text:span><text:span text:style-name="T9">=</text:span><text:span text:style-name="T7"> </text:span><text:span text:style-name="T11">1</text:span><text:span text:style-name="T9">;</text:span></text:p>
      <text:p text:style-name="Standard"><text:span text:style-name="T7"><text:tab/><text:tab/><text:tab/></text:span><text:span text:style-name="T9">}</text:span></text:p>
      <text:p text:style-name="P1"/>
      <text:p text:style-name="Standard"><text:soft-page-break/><text:span text:style-name="T7"><text:tab/><text:tab/><text:tab/></text:span><text:span text:style-name="T3">// Send the data of trans_buf to the server</text:span></text:p>
      <text:p text:style-name="Standard"><text:span text:style-name="T7"><text:tab/><text:tab/><text:tab/>send</text:span><text:span text:style-name="T9">(</text:span><text:span text:style-name="T7">sockfd</text:span><text:span text:style-name="T9">,</text:span><text:span text:style-name="T7"> trans_buf</text:span><text:span text:style-name="T9">,</text:span><text:span text:style-name="T7"> BUFSIZE</text:span><text:span text:style-name="T9">,</text:span><text:span text:style-name="T7"> </text:span><text:span text:style-name="T11">0</text:span><text:span text:style-name="T9">);</text:span></text:p>
      <text:p text:style-name="Standard"><text:span text:style-name="T7"><text:tab/><text:tab/></text:span><text:span text:style-name="T9">}</text:span></text:p>
      <text:p text:style-name="P1"/>
      <text:p text:style-name="Standard"><text:span text:style-name="T7"><text:tab/><text:tab/></text:span><text:span text:style-name="T3">// If the server sends me a message</text:span></text:p>
      <text:p text:style-name="Standard"><text:span text:style-name="T7"><text:tab/><text:tab/></text:span><text:span text:style-name="T13">if</text:span><text:span text:style-name="T9">(</text:span><text:span text:style-name="T7">FD_ISSET</text:span><text:span text:style-name="T9">(</text:span><text:span text:style-name="T7">sockfd</text:span><text:span text:style-name="T9">,</text:span><text:span text:style-name="T7"> </text:span><text:span text:style-name="T9">&amp;</text:span><text:span text:style-name="T7">read_fds</text:span><text:span text:style-name="T9">)){</text:span></text:p>
      <text:p text:style-name="Standard"><text:span text:style-name="T7"><text:tab/><text:tab/><text:tab/>memset</text:span><text:span text:style-name="T9">(</text:span><text:span text:style-name="T7">recv_buf</text:span><text:span text:style-name="T9">,</text:span><text:span text:style-name="T7"> </text:span><text:span text:style-name="T11">0</text:span><text:span text:style-name="T9">,</text:span><text:span text:style-name="T7"> BUFSIZE</text:span><text:span text:style-name="T9">);</text:span><text:span text:style-name="T7"> <text:s text:c="2"/></text:span><text:span text:style-name="T3">// Empty the buffer</text:span></text:p>
      <text:p text:style-name="P1"/>
      <text:p text:style-name="Standard"><text:span text:style-name="T7"><text:tab/><text:tab/><text:tab/></text:span><text:span text:style-name="T3">// Receive the message from server</text:span></text:p>
      <text:p text:style-name="Standard"><text:span text:style-name="T7"><text:tab/><text:tab/><text:tab/>recvnum </text:span><text:span text:style-name="T9">=</text:span><text:span text:style-name="T7"> recv</text:span><text:span text:style-name="T9">(</text:span><text:span text:style-name="T7">sockfd</text:span><text:span text:style-name="T9">,</text:span><text:span text:style-name="T7"> recv_buf</text:span><text:span text:style-name="T9">,</text:span><text:span text:style-name="T7"> </text:span><text:span text:style-name="T13">sizeof</text:span><text:span text:style-name="T9">(</text:span><text:span text:style-name="T7">recv_buf</text:span><text:span text:style-name="T9">),</text:span><text:span text:style-name="T7"> </text:span><text:span text:style-name="T11">0</text:span><text:span text:style-name="T9">);</text:span></text:p>
      <text:p text:style-name="Standard"><text:span text:style-name="T7"><text:tab/><text:tab/><text:tab/></text:span><text:span text:style-name="T13">if</text:span><text:span text:style-name="T9">(</text:span><text:span text:style-name="T7">recvnum </text:span><text:span text:style-name="T9">==</text:span><text:span text:style-name="T7"> </text:span><text:span text:style-name="T9">-</text:span><text:span text:style-name="T11">1</text:span><text:span text:style-name="T9">)</text:span><text:span text:style-name="T7"> perror</text:span><text:span text:style-name="T9">(</text:span><text:span text:style-name="T15">"recv"</text:span><text:span text:style-name="T9">);</text:span></text:p>
      <text:p text:style-name="P1"/>
      <text:p text:style-name="Standard"><text:span text:style-name="T7"><text:tab/><text:tab/><text:tab/>printf</text:span><text:span text:style-name="T9">(</text:span><text:span text:style-name="T15">"%s"</text:span><text:span text:style-name="T9">,</text:span><text:span text:style-name="T7"> recv_buf</text:span><text:span text:style-name="T9">);</text:span></text:p>
      <text:p text:style-name="P1"/>
      <text:p text:style-name="Standard"><text:span text:style-name="T7"><text:tab/><text:tab/><text:tab/></text:span><text:span text:style-name="T13">if</text:span><text:span text:style-name="T9">(</text:span><text:span text:style-name="T7">flag </text:span><text:span text:style-name="T9">==</text:span><text:span text:style-name="T7"> </text:span><text:span text:style-name="T11">1</text:span><text:span text:style-name="T9">){</text:span></text:p>
      <text:p text:style-name="Standard"><text:span text:style-name="T7"><text:tab/><text:tab/><text:tab/><text:tab/></text:span><text:span text:style-name="T3">// Create the file which I required.</text:span></text:p>
      <text:p text:style-name="Standard"><text:span text:style-name="T7"><text:tab/><text:tab/><text:tab/><text:tab/>fd </text:span><text:span text:style-name="T9">=</text:span><text:span text:style-name="T7"> open</text:span><text:span text:style-name="T9">(</text:span><text:span text:style-name="T7">filename</text:span><text:span text:style-name="T9">,</text:span><text:span text:style-name="T7"> O_WRONLY</text:span><text:span text:style-name="T9">|</text:span><text:span text:style-name="T7">O_CREAT</text:span><text:span text:style-name="T9">,</text:span><text:span text:style-name="T7"> </text:span><text:span text:style-name="T11">0666</text:span><text:span text:style-name="T9">);</text:span></text:p>
      <text:p text:style-name="Standard"><text:span text:style-name="T7"><text:tab/><text:tab/><text:tab/><text:tab/></text:span><text:span text:style-name="T13">switch</text:span><text:span text:style-name="T9">(</text:span><text:span text:style-name="T7">fd</text:span><text:span text:style-name="T9">)</text:span><text:span text:style-name="T7"> </text:span><text:span text:style-name="T9">{</text:span></text:p>
      <text:p text:style-name="Standard"><text:span text:style-name="T7"><text:tab/><text:tab/><text:tab/><text:tab/><text:tab/></text:span><text:span text:style-name="T13">case</text:span><text:span text:style-name="T7"> </text:span><text:span text:style-name="T9">-</text:span><text:span text:style-name="T11">1</text:span><text:span text:style-name="T9">:</text:span></text:p>
      <text:p text:style-name="Standard"><text:span text:style-name="T7"><text:tab/><text:tab/><text:tab/><text:tab/><text:tab/><text:tab/>perror</text:span><text:span text:style-name="T9">(</text:span><text:span text:style-name="T15">"open"</text:span><text:span text:style-name="T9">);</text:span></text:p>
      <text:p text:style-name="Standard"><text:span text:style-name="T7"><text:tab/><text:tab/><text:tab/><text:tab/><text:tab/><text:tab/>flag</text:span><text:span text:style-name="T9">=</text:span><text:span text:style-name="T11">0</text:span><text:span text:style-name="T9">;</text:span></text:p>
      <text:p text:style-name="Standard"><text:span text:style-name="T7"><text:tab/><text:tab/><text:tab/><text:tab/><text:tab/><text:tab/></text:span><text:span text:style-name="T13">continue</text:span><text:span text:style-name="T9">;</text:span></text:p>
      <text:p text:style-name="Standard"><text:span text:style-name="T7"><text:tab/><text:tab/><text:tab/><text:tab/><text:tab/></text:span><text:span text:style-name="T13">default</text:span><text:span text:style-name="T9">:</text:span></text:p>
      <text:p text:style-name="Standard"><text:span text:style-name="T7"><text:tab/><text:tab/><text:tab/><text:tab/><text:tab/><text:tab/></text:span><text:span text:style-name="T3">// Save the data to the file</text:span></text:p>
      <text:p text:style-name="Standard"><text:span text:style-name="T7"><text:tab/><text:tab/><text:tab/><text:tab/><text:tab/><text:tab/>write</text:span><text:span text:style-name="T9">(</text:span><text:span text:style-name="T7">fd</text:span><text:span text:style-name="T9">,</text:span><text:span text:style-name="T7"> recv_buf</text:span><text:span text:style-name="T9">,</text:span><text:span text:style-name="T7"> recvnum</text:span><text:span text:style-name="T9">);</text:span></text:p>
      <text:p text:style-name="Standard"><text:span text:style-name="T7"><text:tab/><text:tab/><text:tab/><text:tab/><text:tab/><text:tab/>printf</text:span><text:span text:style-name="T9">(</text:span><text:span text:style-name="T15">"[%s] save successfully.\n"</text:span><text:span text:style-name="T9">,</text:span><text:span text:style-name="T7"> filename</text:span><text:span text:style-name="T9">);</text:span></text:p>
      <text:p text:style-name="Standard"><text:span text:style-name="T7"><text:tab/><text:tab/><text:tab/><text:tab/><text:tab/><text:tab/>flag</text:span><text:span text:style-name="T9">=</text:span><text:span text:style-name="T11">0</text:span><text:span text:style-name="T9">;</text:span></text:p>
      <text:p text:style-name="Standard"><text:span text:style-name="T7"><text:tab/><text:tab/><text:tab/><text:tab/><text:tab/><text:tab/></text:span><text:span text:style-name="T13">continue</text:span><text:span text:style-name="T9">;</text:span></text:p>
      <text:p text:style-name="Standard"><text:span text:style-name="T7"><text:tab/><text:tab/><text:tab/><text:tab/></text:span><text:span text:style-name="T9">}</text:span></text:p>
      <text:p text:style-name="Standard"><text:span text:style-name="T7"><text:tab/><text:tab/><text:tab/></text:span><text:span text:style-name="T9">}</text:span></text:p>
      <text:p text:style-name="Standard"><text:span text:style-name="T7"><text:tab/><text:tab/></text:span><text:span text:style-name="T9">}</text:span></text:p>
      <text:p text:style-name="Standard"><text:span text:style-name="T7"><text:tab/></text:span><text:span text:style-name="T9">}</text:span><text:span text:style-name="T7"> </text:span><text:span text:style-name="T3">// for(;;), Client loop.</text:span></text:p>
      <text:p text:style-name="Standard"><text:span text:style-name="T7"><text:tab/>close</text:span><text:span text:style-name="T9">(</text:span><text:span text:style-name="T7">sockfd</text:span><text:span text:style-name="T9">);</text:span></text:p>
      <text:p text:style-name="Standard"><text:span text:style-name="T7"><text:tab/></text:span><text:span text:style-name="T13">return</text:span><text:span text:style-name="T7"> </text:span><text:span text:style-name="T11">0</text:span><text:span text:style-name="T9">;</text:span></text:p>
      <text:p text:style-name="Standard"><text:span text:style-name="T9">}</text:span><text:span text:style-name="T7"> </text:span><text:span text:style-name="T3">// main()</text:span></text:p>
      <text:p text:style-name="Standard"/>
      <text:p text:style-name="Standard"/>
      <text:p text:style-name="Standard"/>
      <text:p text:style-name="Standard"/>
      <text:p text:style-name="P9"><text:span text:style-name="T18">select_</text:span><text:span text:style-name="T19">server</text:span><text:span text:style-name="T18">.c</text:span></text:p>
      <text:p text:style-name="P8"><text:span text:style-name="T17"/></text:p>
      <text:p text:style-name="P8"><text:span text:style-name="T2">#include &lt;stdio.h&gt;</text:span></text:p>
      <text:p text:style-name="Standard"><text:span text:style-name="T2">#include &lt;stdlib.h&gt;</text:span></text:p>
      <text:p text:style-name="Standard"><text:span text:style-name="T2">#include &lt;string.h&gt;</text:span></text:p>
      <text:p text:style-name="Standard"><text:span text:style-name="T2">#include &lt;errno.h&gt;</text:span></text:p>
      <text:p text:style-name="Standard"><text:span text:style-name="T2">#include &lt;unistd.h&gt;</text:span></text:p>
      <text:p text:style-name="Standard"><text:span text:style-name="T2">#include &lt;sys/types.h&gt; <text:s/></text:span><text:span text:style-name="T4">// select()</text:span></text:p>
      <text:p text:style-name="Standard"><text:span text:style-name="T2">#include &lt;sys/socket.h&gt;</text:span></text:p>
      <text:p text:style-name="Standard"><text:span text:style-name="T2">#include &lt;netinet/in.h&gt;</text:span></text:p>
      <text:p text:style-name="Standard"><text:span text:style-name="T2">#include &lt;arpa/inet.h&gt;</text:span></text:p>
      <text:p text:style-name="Standard"><text:span text:style-name="T2">#include &lt;signal.h&gt;</text:span></text:p>
      <text:p text:style-name="Standard"><text:span text:style-name="T2">#include &lt;fcntl.h&gt; <text:s text:c="5"/></text:span><text:span text:style-name="T4">// File ctrl.</text:span></text:p>
      <text:p text:style-name="Standard"><text:span text:style-name="T2">#include &lt;unistd.h&gt; <text:s text:c="4"/></text:span><text:span text:style-name="T4">// select()</text:span></text:p>
      <text:p text:style-name="Standard"><text:span text:style-name="T2">#include &lt;pthread.h&gt;</text:span></text:p>
      <text:p text:style-name="P7"/>
      <text:p text:style-name="P7"/>
      <text:p text:style-name="Standard"><text:span text:style-name="T4">// Used to print error messages</text:span></text:p>
      <text:p text:style-name="Standard"><text:span text:style-name="T2">#define PANIC(msg) { perror(msg); exit(-1); }</text:span></text:p>
      <text:p text:style-name="Standard"><text:span text:style-name="T2">#define STDIN 0</text:span></text:p>
      <text:p text:style-name="P7"/>
      <text:p text:style-name="Standard"><text:span text:style-name="T2">#define BUFSIZE 256</text:span></text:p>
      <text:p text:style-name="Standard"><text:span text:style-name="T2">#define DEFAULT_PORT 9999</text:span></text:p>
      <text:p text:style-name="Standard"><text:span text:style-name="T2">#define FILE_BUFSIZE 1024</text:span></text:p>
      <text:p text:style-name="P7"/>
      <text:p text:style-name="Standard"><text:span text:style-name="T4">// Thread Function, used to handle file transmission</text:span></text:p>
      <text:p text:style-name="Standard"><text:span text:style-name="T6">void</text:span><text:span text:style-name="T10">*</text:span><text:span text:style-name="T8"> threadFunc</text:span><text:span text:style-name="T10">(</text:span><text:span text:style-name="T6">void</text:span><text:span text:style-name="T8"> </text:span><text:span text:style-name="T10">*</text:span><text:span text:style-name="T8">threadArgs</text:span><text:span text:style-name="T10">);</text:span></text:p>
      <text:p text:style-name="Standard"><text:span text:style-name="T6">char</text:span><text:span text:style-name="T8"> filename</text:span><text:span text:style-name="T10">[</text:span><text:span text:style-name="T8">BUFSIZE</text:span><text:span text:style-name="T10">];</text:span></text:p>
      <text:p text:style-name="P7"/>
      <text:p text:style-name="P7"/>
      <text:p text:style-name="Standard"><text:span text:style-name="T6">int</text:span><text:span text:style-name="T8"> main</text:span><text:span text:style-name="T10">(</text:span><text:span text:style-name="T6">int</text:span><text:span text:style-name="T8"> argc</text:span><text:span text:style-name="T10">,</text:span><text:span text:style-name="T8"> </text:span><text:span text:style-name="T6">char</text:span><text:span text:style-name="T8"> </text:span><text:span text:style-name="T10">*</text:span><text:span text:style-name="T8">argv</text:span><text:span text:style-name="T10">[]){</text:span></text:p>
      <text:p text:style-name="Standard"><text:span text:style-name="T8"><text:tab/></text:span><text:span text:style-name="T6">int</text:span><text:span text:style-name="T8"> server_fd</text:span><text:span text:style-name="T10">;</text:span><text:span text:style-name="T8"> </text:span></text:p>
      <text:p text:style-name="Standard"><text:span text:style-name="T8"><text:tab/></text:span><text:span text:style-name="T6">int</text:span><text:span text:style-name="T8"> client_fd</text:span><text:span text:style-name="T10">;</text:span></text:p>
      <text:p text:style-name="Standard"><text:span text:style-name="T8"><text:tab/></text:span><text:span text:style-name="T6">struct</text:span><text:span text:style-name="T8"> sockaddr_in server_addr</text:span><text:span text:style-name="T10">;</text:span><text:span text:style-name="T8"> </text:span></text:p>
      <text:p text:style-name="Standard"><text:span text:style-name="T8"><text:tab/></text:span><text:span text:style-name="T6">struct</text:span><text:span text:style-name="T8"> sockaddr_in client_addr</text:span><text:span text:style-name="T10">;</text:span><text:span text:style-name="T8"> </text:span></text:p>
      <text:p text:style-name="Standard"><text:span text:style-name="T8"><text:tab/>fd_set master_fds</text:span><text:span text:style-name="T10">;</text:span><text:span text:style-name="T8"> </text:span></text:p>
      <text:p text:style-name="Standard"><text:span text:style-name="T8"><text:tab/>fd_set read_fds</text:span><text:span text:style-name="T10">;</text:span><text:span text:style-name="T8"> </text:span></text:p>
      <text:p text:style-name="Standard"><text:span text:style-name="T8"><text:tab/></text:span><text:span text:style-name="T6">int</text:span><text:span text:style-name="T8"> fdmax</text:span><text:span text:style-name="T10">;</text:span><text:span text:style-name="T8"> <text:s text:c="25"/></text:span><text:span text:style-name="T4">// record the maximum of fd</text:span></text:p>
      <text:p text:style-name="Standard"><text:span text:style-name="T8"><text:tab/></text:span><text:span text:style-name="T6">struct</text:span><text:span text:style-name="T8"> timeval tv</text:span><text:span text:style-name="T10">;</text:span><text:span text:style-name="T8"> <text:s text:c="17"/></text:span><text:span text:style-name="T4">// Set the timeout time</text:span></text:p>
      <text:p text:style-name="Standard"><text:span text:style-name="T8"><text:tab/></text:span><text:span text:style-name="T6">int</text:span><text:span text:style-name="T8"> port </text:span><text:span text:style-name="T10">=</text:span><text:span text:style-name="T8"> DEFAULT_PORT</text:span><text:span text:style-name="T10">;</text:span><text:span text:style-name="T8"> <text:s text:c="11"/></text:span><text:span text:style-name="T4">// Port number</text:span></text:p>
      <text:p text:style-name="Standard"><text:span text:style-name="T8"><text:tab/></text:span><text:span text:style-name="T6">int</text:span><text:span text:style-name="T8"> len</text:span><text:span text:style-name="T10">;</text:span><text:span text:style-name="T8"> <text:s text:c="27"/></text:span><text:span text:style-name="T4">// sizeof(client_addr)</text:span></text:p>
      <text:p text:style-name="Standard"><text:span text:style-name="T8"><text:tab/></text:span><text:span text:style-name="T6">int</text:span><text:span text:style-name="T8"> i</text:span><text:span text:style-name="T10">,</text:span><text:span text:style-name="T8"> j</text:span><text:span text:style-name="T10">;</text:span><text:span text:style-name="T8"> <text:s text:c="26"/></text:span><text:span text:style-name="T4">// For for loop.</text:span></text:p>
      <text:p text:style-name="Standard"><text:span text:style-name="T8"><text:tab/></text:span><text:span text:style-name="T6">char</text:span><text:span text:style-name="T8"> buf</text:span><text:span text:style-name="T10">[</text:span><text:span text:style-name="T8">BUFSIZE</text:span><text:span text:style-name="T10">];</text:span></text:p>
      <text:p text:style-name="Standard"><text:span text:style-name="T8"><text:tab/></text:span><text:span text:style-name="T6">int</text:span><text:span text:style-name="T8"> nbytes</text:span><text:span text:style-name="T10">;</text:span><text:span text:style-name="T8"> <text:s text:c="24"/></text:span><text:span text:style-name="T4">// Read the size of data</text:span></text:p>
      <text:p text:style-name="Standard"><text:span text:style-name="T8"><text:tab/></text:span><text:span text:style-name="T6">int</text:span><text:span text:style-name="T8"> yes</text:span><text:span text:style-name="T10">=</text:span><text:span text:style-name="T12">1</text:span><text:span text:style-name="T10">;</text:span><text:span text:style-name="T8"> <text:s text:c="25"/></text:span><text:span text:style-name="T4">// For setsockopt()</text:span></text:p>
      <text:p text:style-name="Standard"><text:span text:style-name="T8"><text:tab/></text:span><text:span text:style-name="T6">int</text:span><text:span text:style-name="T8"> retval</text:span><text:span text:style-name="T10">;</text:span><text:span text:style-name="T8"> <text:s text:c="24"/></text:span><text:span text:style-name="T4">// The return value of select()</text:span></text:p>
      <text:p text:style-name="Standard"><text:span text:style-name="T8"><text:tab/>pthread_t threadid</text:span><text:span text:style-name="T10">;</text:span><text:span text:style-name="T8"> </text:span></text:p>
      <text:p text:style-name="Standard"><text:soft-page-break/><text:span text:style-name="T8"><text:s text:c="4"/></text:span></text:p>
      <text:p text:style-name="Standard"><text:span text:style-name="T8"><text:s text:c="4"/></text:span><text:span text:style-name="T4">// SIGPIPE</text:span></text:p>
      <text:p text:style-name="Standard"><text:span text:style-name="T8"><text:tab/></text:span><text:span text:style-name="T6">struct</text:span><text:span text:style-name="T8"> sigaction action</text:span><text:span text:style-name="T10">;</text:span></text:p>
      <text:p text:style-name="Standard"><text:span text:style-name="T8"><text:tab/>action</text:span><text:span text:style-name="T10">.</text:span><text:span text:style-name="T8">sa_handler</text:span><text:span text:style-name="T10">=</text:span><text:span text:style-name="T8">SIG_IGN</text:span><text:span text:style-name="T10">;</text:span></text:p>
      <text:p text:style-name="Standard"><text:span text:style-name="T8"><text:tab/>sigaction</text:span><text:span text:style-name="T10">(</text:span><text:span text:style-name="T8">SIGPIPE</text:span><text:span text:style-name="T10">,</text:span><text:span text:style-name="T8"> </text:span><text:span text:style-name="T10">&amp;</text:span><text:span text:style-name="T8">action</text:span><text:span text:style-name="T10">,</text:span><text:span text:style-name="T8"> </text:span><text:span text:style-name="T12">0</text:span><text:span text:style-name="T10">);</text:span></text:p>
      <text:p text:style-name="P7"/>
      <text:p text:style-name="Standard"><text:span text:style-name="T8"><text:s text:c="4"/></text:span><text:span text:style-name="T4">// Get port nums from args</text:span></text:p>
      <text:p text:style-name="Standard"><text:span text:style-name="T8"><text:s text:c="4"/></text:span><text:span text:style-name="T14">if</text:span><text:span text:style-name="T10">(</text:span><text:span text:style-name="T8">argc </text:span><text:span text:style-name="T10">&gt;</text:span><text:span text:style-name="T8"> </text:span><text:span text:style-name="T12">1</text:span><text:span text:style-name="T10">){</text:span></text:p>
      <text:p text:style-name="Standard"><text:span text:style-name="T8"><text:s text:c="8"/></text:span><text:span text:style-name="T6">int</text:span><text:span text:style-name="T8"> argsBuff </text:span><text:span text:style-name="T10">=</text:span><text:span text:style-name="T8"> atoi</text:span><text:span text:style-name="T10">(</text:span><text:span text:style-name="T8">argv</text:span><text:span text:style-name="T10">[</text:span><text:span text:style-name="T12">1</text:span><text:span text:style-name="T10">]);</text:span></text:p>
      <text:p text:style-name="Standard"><text:span text:style-name="T8"><text:s text:c="8"/></text:span><text:span text:style-name="T14">if</text:span><text:span text:style-name="T10">(</text:span><text:span text:style-name="T8">argsBuff </text:span><text:span text:style-name="T10">&lt;=</text:span><text:span text:style-name="T8"> </text:span><text:span text:style-name="T12">0</text:span><text:span text:style-name="T8"> </text:span><text:span text:style-name="T10">||</text:span><text:span text:style-name="T8"> argsBuff </text:span><text:span text:style-name="T10">&gt;</text:span><text:span text:style-name="T8"> </text:span><text:span text:style-name="T12">65535</text:span><text:span text:style-name="T10">)</text:span><text:span text:style-name="T8"> perror</text:span><text:span text:style-name="T10">(</text:span><text:span text:style-name="T16">"Args"</text:span><text:span text:style-name="T10">);</text:span></text:p>
      <text:p text:style-name="Standard"><text:span text:style-name="T8"><text:s text:c="8"/></text:span><text:span text:style-name="T14">else</text:span><text:span text:style-name="T8"> port </text:span><text:span text:style-name="T10">=</text:span><text:span text:style-name="T8"> argsBuff</text:span><text:span text:style-name="T10">;</text:span></text:p>
      <text:p text:style-name="Standard"><text:span text:style-name="T8"><text:s text:c="4"/></text:span><text:span text:style-name="T10">}</text:span></text:p>
      <text:p text:style-name="P7"/>
      <text:p text:style-name="Standard"><text:span text:style-name="T8"><text:tab/></text:span><text:span text:style-name="T4">// Empty two fd sets</text:span></text:p>
      <text:p text:style-name="Standard"><text:span text:style-name="T8"><text:tab/>FD_ZERO</text:span><text:span text:style-name="T10">(&amp;</text:span><text:span text:style-name="T8">master_fds</text:span><text:span text:style-name="T10">);</text:span></text:p>
      <text:p text:style-name="Standard"><text:span text:style-name="T8"><text:tab/>FD_ZERO</text:span><text:span text:style-name="T10">(&amp;</text:span><text:span text:style-name="T8">read_fds</text:span><text:span text:style-name="T10">);</text:span></text:p>
      <text:p text:style-name="P7"/>
      <text:p text:style-name="Standard"><text:span text:style-name="T8"><text:s text:c="4"/></text:span><text:span text:style-name="T4">// Create a socket. use IPv4 + TCP connection.</text:span></text:p>
      <text:p text:style-name="Standard"><text:span text:style-name="T8"><text:s text:c="4"/>server_fd </text:span><text:span text:style-name="T10">=</text:span><text:span text:style-name="T8"> socket</text:span><text:span text:style-name="T10">(</text:span><text:span text:style-name="T8">AF_INET</text:span><text:span text:style-name="T10">,</text:span><text:span text:style-name="T8"> SOCK_STREAM</text:span><text:span text:style-name="T10">,</text:span><text:span text:style-name="T8"> </text:span><text:span text:style-name="T12">0</text:span><text:span text:style-name="T10">);</text:span></text:p>
      <text:p text:style-name="Standard"><text:span text:style-name="T8"><text:s text:c="4"/></text:span><text:span text:style-name="T14">if</text:span><text:span text:style-name="T10">(</text:span><text:span text:style-name="T8">server_fd </text:span><text:span text:style-name="T10">&lt;</text:span><text:span text:style-name="T8"> </text:span><text:span text:style-name="T12">0</text:span><text:span text:style-name="T10">)</text:span><text:span text:style-name="T8"> PANIC</text:span><text:span text:style-name="T10">(</text:span><text:span text:style-name="T16">"Socket()"</text:span><text:span text:style-name="T10">);</text:span></text:p>
      <text:p text:style-name="P7"/>
      <text:p text:style-name="Standard"><text:span text:style-name="T8"><text:tab/></text:span><text:span text:style-name="T4">// Set IP Port to be reused</text:span></text:p>
      <text:p text:style-name="Standard"><text:span text:style-name="T8"><text:tab/></text:span><text:span text:style-name="T14">if</text:span><text:span text:style-name="T8"> </text:span><text:span text:style-name="T10">(</text:span><text:span text:style-name="T8">setsockopt</text:span><text:span text:style-name="T10">(</text:span><text:span text:style-name="T8">server_fd</text:span><text:span text:style-name="T10">,</text:span><text:span text:style-name="T8">SOL_SOCKET</text:span><text:span text:style-name="T10">,</text:span><text:span text:style-name="T8">SO_REUSEADDR</text:span><text:span text:style-name="T10">,&amp;</text:span><text:span text:style-name="T8">yes</text:span><text:span text:style-name="T10">,</text:span><text:span text:style-name="T14">sizeof</text:span><text:span text:style-name="T10">(</text:span><text:span text:style-name="T6">int</text:span><text:span text:style-name="T10">))</text:span><text:span text:style-name="T8"> </text:span><text:span text:style-name="T10">==</text:span><text:span text:style-name="T8"> </text:span><text:span text:style-name="T10">-</text:span><text:span text:style-name="T12">1</text:span><text:span text:style-name="T10">)</text:span><text:span text:style-name="T8"> </text:span></text:p>
      <text:p text:style-name="Standard"><text:span text:style-name="T8"><text:tab/><text:tab/>PANIC</text:span><text:span text:style-name="T10">(</text:span><text:span text:style-name="T16">"setsockopt"</text:span><text:span text:style-name="T10">);</text:span></text:p>
      <text:p text:style-name="P7"/>
      <text:p text:style-name="Standard"><text:span text:style-name="T8"><text:tab/>memset</text:span><text:span text:style-name="T10">(&amp;</text:span><text:span text:style-name="T8">server_addr</text:span><text:span text:style-name="T10">,</text:span><text:span text:style-name="T8"> </text:span><text:span text:style-name="T12">0</text:span><text:span text:style-name="T10">,</text:span><text:span text:style-name="T8"> </text:span><text:span text:style-name="T14">sizeof</text:span><text:span text:style-name="T10">(</text:span><text:span text:style-name="T8">server_addr</text:span><text:span text:style-name="T10">));</text:span></text:p>
      <text:p text:style-name="Standard"><text:span text:style-name="T8"><text:tab/>server_addr</text:span><text:span text:style-name="T10">.</text:span><text:span text:style-name="T8">sin_family </text:span><text:span text:style-name="T10">=</text:span><text:span text:style-name="T8"> AF_INET</text:span><text:span text:style-name="T10">;</text:span><text:span text:style-name="T8"> <text:s text:c="10"/></text:span><text:span text:style-name="T4">// IPv4</text:span></text:p>
      <text:p text:style-name="Standard"><text:span text:style-name="T8"><text:tab/>server_addr</text:span><text:span text:style-name="T10">.</text:span><text:span text:style-name="T8">sin_addr</text:span><text:span text:style-name="T10">.</text:span><text:span text:style-name="T8">s_addr </text:span><text:span text:style-name="T10">=</text:span><text:span text:style-name="T8"> INADDR_ANY</text:span><text:span text:style-name="T10">;</text:span><text:span text:style-name="T8"> <text:s text:c="2"/></text:span><text:span text:style-name="T4">// 0.0.0.0</text:span></text:p>
      <text:p text:style-name="Standard"><text:span text:style-name="T8"><text:tab/>server_addr</text:span><text:span text:style-name="T10">.</text:span><text:span text:style-name="T8">sin_port </text:span><text:span text:style-name="T10">=</text:span><text:span text:style-name="T8"> htons</text:span><text:span text:style-name="T10">(</text:span><text:span text:style-name="T8">port</text:span><text:span text:style-name="T10">);</text:span><text:span text:style-name="T8"> <text:s text:c="8"/></text:span><text:span text:style-name="T4">// Set port number</text:span></text:p>
      <text:p text:style-name="P7"/>
      <text:p text:style-name="Standard"><text:span text:style-name="T8"><text:tab/></text:span><text:span text:style-name="T4">// Bind srever_fd to a specific IP and port</text:span></text:p>
      <text:p text:style-name="Standard"><text:span text:style-name="T8"><text:tab/></text:span><text:span text:style-name="T14">if</text:span><text:span text:style-name="T8"> </text:span><text:span text:style-name="T10">(</text:span><text:span text:style-name="T8">bind</text:span><text:span text:style-name="T10">(</text:span><text:span text:style-name="T8">server_fd</text:span><text:span text:style-name="T10">,</text:span><text:span text:style-name="T8"> </text:span><text:span text:style-name="T10">(</text:span><text:span text:style-name="T6">struct</text:span><text:span text:style-name="T8"> sockaddr </text:span><text:span text:style-name="T10">*)&amp;</text:span><text:span text:style-name="T8">server_addr</text:span><text:span text:style-name="T10">,</text:span><text:span text:style-name="T8"> </text:span></text:p>
      <text:p text:style-name="Standard"><text:span text:style-name="T8"><text:s text:c="13"/></text:span><text:span text:style-name="T14">sizeof</text:span><text:span text:style-name="T10">(</text:span><text:span text:style-name="T8">server_addr</text:span><text:span text:style-name="T10">))</text:span><text:span text:style-name="T8"> </text:span><text:span text:style-name="T10">==</text:span><text:span text:style-name="T8"> </text:span><text:span text:style-name="T10">-</text:span><text:span text:style-name="T12">1</text:span><text:span text:style-name="T10">)</text:span></text:p>
      <text:p text:style-name="Standard"><text:span text:style-name="T8"><text:tab/><text:tab/>PANIC</text:span><text:span text:style-name="T10">(</text:span><text:span text:style-name="T16">"bind"</text:span><text:span text:style-name="T10">);</text:span></text:p>
      <text:p text:style-name="P7"/>
      <text:p text:style-name="Standard"><text:span text:style-name="T8"><text:tab/></text:span><text:span text:style-name="T4">// Monitor the number of connections at the same time, up to 10 connection</text:span></text:p>
      <text:p text:style-name="Standard"><text:span text:style-name="T8"><text:tab/></text:span><text:span text:style-name="T14">if</text:span><text:span text:style-name="T8"> </text:span><text:span text:style-name="T10">(</text:span><text:span text:style-name="T8">listen</text:span><text:span text:style-name="T10">(</text:span><text:span text:style-name="T8">server_fd</text:span><text:span text:style-name="T10">,</text:span><text:span text:style-name="T12">10</text:span><text:span text:style-name="T10">)</text:span><text:span text:style-name="T8"> </text:span><text:span text:style-name="T10">==</text:span><text:span text:style-name="T8"> </text:span><text:span text:style-name="T10">-</text:span><text:span text:style-name="T12">1</text:span><text:span text:style-name="T10">)</text:span><text:span text:style-name="T8"> PANIC</text:span><text:span text:style-name="T10">(</text:span><text:span text:style-name="T16">"listen"</text:span><text:span text:style-name="T10">);</text:span></text:p>
      <text:p text:style-name="P7"/>
      <text:p text:style-name="Standard"><text:span text:style-name="T8"><text:tab/>FD_SET</text:span><text:span text:style-name="T10">(</text:span><text:span text:style-name="T8">server_fd</text:span><text:span text:style-name="T10">,</text:span><text:span text:style-name="T8"> </text:span><text:span text:style-name="T10">&amp;</text:span><text:span text:style-name="T8">master_fds</text:span><text:span text:style-name="T10">);</text:span><text:span text:style-name="T8"> </text:span><text:span text:style-name="T4">// Put server_fd into master_fds (fd set)</text:span></text:p>
      <text:p text:style-name="Standard"><text:span text:style-name="T8"><text:tab/>FD_SET</text:span><text:span text:style-name="T10">(</text:span><text:span text:style-name="T8">STDIN</text:span><text:span text:style-name="T10">,</text:span><text:span text:style-name="T8"> </text:span><text:span text:style-name="T10">&amp;</text:span><text:span text:style-name="T8">master_fds</text:span><text:span text:style-name="T10">);</text:span><text:span text:style-name="T8"> <text:s text:c="4"/></text:span><text:span text:style-name="T4">// Put STDIN into master_fds (fd set)</text:span></text:p>
      <text:p text:style-name="P7"/>
      <text:p text:style-name="Standard"><text:span text:style-name="T8"><text:tab/>fdmax </text:span><text:span text:style-name="T10">=</text:span><text:span text:style-name="T8"> server_fd</text:span><text:span text:style-name="T10">;</text:span><text:span text:style-name="T8"> </text:span><text:span text:style-name="T4">// Set the maximum of fd</text:span></text:p>
      <text:p text:style-name="P7"/>
      <text:p text:style-name="Standard"><text:span text:style-name="T8"><text:tab/></text:span><text:span text:style-name="T4">// Server Loop</text:span></text:p>
      <text:p text:style-name="Standard"><text:span text:style-name="T8"><text:tab/></text:span><text:span text:style-name="T14">for</text:span><text:span text:style-name="T10">(;;)</text:span><text:span text:style-name="T8"> </text:span><text:span text:style-name="T10">{</text:span></text:p>
      <text:p text:style-name="Standard"><text:span text:style-name="T8"><text:tab/><text:tab/></text:span><text:span text:style-name="T6">int</text:span><text:span text:style-name="T8"> </text:span><text:span text:style-name="T10">*</text:span><text:span text:style-name="T8">threadArgs </text:span><text:span text:style-name="T10">=</text:span><text:span text:style-name="T8"> calloc</text:span><text:span text:style-name="T10">(</text:span><text:span text:style-name="T12">1</text:span><text:span text:style-name="T10">,</text:span><text:span text:style-name="T8"> </text:span><text:span text:style-name="T14">sizeof</text:span><text:span text:style-name="T10">(</text:span><text:span text:style-name="T6">int</text:span><text:span text:style-name="T10">));</text:span></text:p>
      <text:p text:style-name="P7"/>
      <text:p text:style-name="Standard"><text:soft-page-break/><text:span text:style-name="T8"><text:tab/><text:tab/>tv</text:span><text:span text:style-name="T10">.</text:span><text:span text:style-name="T8">tv_sec </text:span><text:span text:style-name="T10">=</text:span><text:span text:style-name="T8"> </text:span><text:span text:style-name="T12">60</text:span><text:span text:style-name="T10">;</text:span><text:span text:style-name="T8"> </text:span><text:span text:style-name="T4">// Set the time out time to 60 seconds</text:span></text:p>
      <text:p text:style-name="Standard"><text:span text:style-name="T8"><text:tab/><text:tab/>tv</text:span><text:span text:style-name="T10">.</text:span><text:span text:style-name="T8">tv_usec </text:span><text:span text:style-name="T10">=</text:span><text:span text:style-name="T8"> </text:span><text:span text:style-name="T12">0</text:span><text:span text:style-name="T10">;</text:span></text:p>
      <text:p text:style-name="P7"/>
      <text:p text:style-name="Standard"><text:span text:style-name="T8"><text:tab/><text:tab/></text:span><text:span text:style-name="T4">// Copy the fd in master_fds to read_fds</text:span></text:p>
      <text:p text:style-name="Standard"><text:span text:style-name="T8"><text:tab/><text:tab/>read_fds</text:span><text:span text:style-name="T10">=</text:span><text:span text:style-name="T8">master_fds</text:span><text:span text:style-name="T10">;</text:span><text:span text:style-name="T8"> </text:span></text:p>
      <text:p text:style-name="P7"/>
      <text:p text:style-name="Standard"><text:span text:style-name="T8"><text:tab/><text:tab/></text:span><text:span text:style-name="T4">// Use the select function to monitor multiple fds at the same time</text:span></text:p>
      <text:p text:style-name="Standard"><text:span text:style-name="T8"><text:tab/><text:tab/>retval </text:span><text:span text:style-name="T10">=</text:span><text:span text:style-name="T8"> select</text:span><text:span text:style-name="T10">(</text:span><text:span text:style-name="T8">fdmax</text:span><text:span text:style-name="T10">+</text:span><text:span text:style-name="T12">1</text:span><text:span text:style-name="T10">,</text:span><text:span text:style-name="T8"> </text:span><text:span text:style-name="T10">&amp;</text:span><text:span text:style-name="T8">read_fds</text:span><text:span text:style-name="T10">,</text:span><text:span text:style-name="T8"> </text:span><text:span text:style-name="T14">NULL</text:span><text:span text:style-name="T10">,</text:span><text:span text:style-name="T8"> </text:span><text:span text:style-name="T14">NULL</text:span><text:span text:style-name="T10">,</text:span><text:span text:style-name="T8"> </text:span><text:span text:style-name="T10">&amp;</text:span><text:span text:style-name="T8">tv</text:span><text:span text:style-name="T10">);</text:span></text:p>
      <text:p text:style-name="Standard"><text:span text:style-name="T8"><text:tab/><text:tab/></text:span><text:span text:style-name="T14">switch</text:span><text:span text:style-name="T10">(</text:span><text:span text:style-name="T8">retval</text:span><text:span text:style-name="T10">){</text:span><text:span text:style-name="T8"> </text:span></text:p>
      <text:p text:style-name="Standard"><text:span text:style-name="T8"><text:tab/><text:tab/><text:tab/></text:span><text:span text:style-name="T14">case</text:span><text:span text:style-name="T8"> </text:span><text:span text:style-name="T10">-</text:span><text:span text:style-name="T12">1</text:span><text:span text:style-name="T10">:</text:span><text:span text:style-name="T8"> <text:s text:c="3"/></text:span><text:span text:style-name="T4">// Some errors occur</text:span></text:p>
      <text:p text:style-name="Standard"><text:span text:style-name="T8"><text:tab/><text:tab/><text:tab/><text:tab/>perror</text:span><text:span text:style-name="T10">(</text:span><text:span text:style-name="T16">"select"</text:span><text:span text:style-name="T10">);</text:span></text:p>
      <text:p text:style-name="Standard"><text:span text:style-name="T8"><text:tab/><text:tab/><text:tab/><text:tab/></text:span><text:span text:style-name="T14">continue</text:span><text:span text:style-name="T10">;</text:span></text:p>
      <text:p text:style-name="P7"/>
      <text:p text:style-name="Standard"><text:span text:style-name="T8"><text:tab/><text:tab/><text:tab/></text:span><text:span text:style-name="T14">case</text:span><text:span text:style-name="T8"> </text:span><text:span text:style-name="T12">0</text:span><text:span text:style-name="T10">:</text:span></text:p>
      <text:p text:style-name="Standard"><text:span text:style-name="T8"><text:tab/><text:tab/><text:tab/><text:tab/>printf</text:span><text:span text:style-name="T10">(</text:span><text:span text:style-name="T16">"Time Out...\n"</text:span><text:span text:style-name="T10">);</text:span></text:p>
      <text:p text:style-name="P7"/>
      <text:p text:style-name="Standard"><text:span text:style-name="T8"><text:tab/><text:tab/><text:tab/><text:tab/></text:span><text:span text:style-name="T4">// Close all fd in master_fds, but except "stdin" "stdout" </text:span></text:p>
      <text:p text:style-name="Standard"><text:span text:style-name="T8"><text:tab/><text:tab/><text:tab/><text:tab/></text:span><text:span text:style-name="T4">// <text:s text:c="4"/>"stderr". Then exit the process.</text:span></text:p>
      <text:p text:style-name="Standard"><text:span text:style-name="T8"><text:tab/><text:tab/><text:tab/><text:tab/></text:span><text:span text:style-name="T14">for</text:span><text:span text:style-name="T10">(</text:span><text:span text:style-name="T8">i</text:span><text:span text:style-name="T10">=</text:span><text:span text:style-name="T12">3</text:span><text:span text:style-name="T10">;</text:span><text:span text:style-name="T8"> i</text:span><text:span text:style-name="T10">&lt;=</text:span><text:span text:style-name="T8"> fdmax</text:span><text:span text:style-name="T10">;</text:span><text:span text:style-name="T8"> i</text:span><text:span text:style-name="T10">++)</text:span></text:p>
      <text:p text:style-name="Standard"><text:span text:style-name="T8"><text:tab/><text:tab/><text:tab/><text:tab/><text:tab/></text:span><text:span text:style-name="T14">if</text:span><text:span text:style-name="T8"> </text:span><text:span text:style-name="T10">(</text:span><text:span text:style-name="T8">FD_ISSET</text:span><text:span text:style-name="T10">(</text:span><text:span text:style-name="T8">i</text:span><text:span text:style-name="T10">,&amp;</text:span><text:span text:style-name="T8">master_fds</text:span><text:span text:style-name="T10">))</text:span><text:span text:style-name="T8"> </text:span></text:p>
      <text:p text:style-name="Standard"><text:span text:style-name="T8"><text:tab/><text:tab/><text:tab/><text:tab/><text:tab/><text:tab/>close</text:span><text:span text:style-name="T10">(</text:span><text:span text:style-name="T8">i</text:span><text:span text:style-name="T10">);</text:span></text:p>
      <text:p text:style-name="Standard"><text:span text:style-name="T8"><text:tab/><text:tab/><text:tab/><text:tab/>exit</text:span><text:span text:style-name="T10">(</text:span><text:span text:style-name="T12">0</text:span><text:span text:style-name="T10">);</text:span><text:span text:style-name="T8"> </text:span></text:p>
      <text:p text:style-name="Standard"><text:span text:style-name="T8"><text:tab/><text:tab/></text:span><text:span text:style-name="T10">}</text:span></text:p>
      <text:p text:style-name="P7"/>
      <text:p text:style-name="Standard"><text:span text:style-name="T8"><text:tab/><text:tab/></text:span><text:span text:style-name="T14">for</text:span><text:span text:style-name="T10">(</text:span><text:span text:style-name="T8">i </text:span><text:span text:style-name="T10">=</text:span><text:span text:style-name="T8"> </text:span><text:span text:style-name="T12">0</text:span><text:span text:style-name="T10">;</text:span><text:span text:style-name="T8"> i </text:span><text:span text:style-name="T10">&lt;=</text:span><text:span text:style-name="T8"> fdmax</text:span><text:span text:style-name="T10">;</text:span><text:span text:style-name="T8"> i</text:span><text:span text:style-name="T10">++)</text:span><text:span text:style-name="T8"> </text:span><text:span text:style-name="T10">{</text:span></text:p>
      <text:p text:style-name="Standard"><text:span text:style-name="T8"><text:s text:c="12"/></text:span><text:span text:style-name="T4">// When a fd get a I/O.</text:span></text:p>
      <text:p text:style-name="Standard"><text:span text:style-name="T8"><text:tab/><text:tab/><text:tab/></text:span><text:span text:style-name="T14">if</text:span><text:span text:style-name="T8"> </text:span><text:span text:style-name="T10">(</text:span><text:span text:style-name="T8">FD_ISSET</text:span><text:span text:style-name="T10">(</text:span><text:span text:style-name="T8">i</text:span><text:span text:style-name="T10">,</text:span><text:span text:style-name="T8"> </text:span><text:span text:style-name="T10">&amp;</text:span><text:span text:style-name="T8">read_fds</text:span><text:span text:style-name="T10">))</text:span><text:span text:style-name="T8"> </text:span><text:span text:style-name="T10">{</text:span></text:p>
      <text:p text:style-name="Standard"><text:span text:style-name="T8"><text:s text:c="16"/></text:span></text:p>
      <text:p text:style-name="Standard"><text:span text:style-name="T8"><text:tab/><text:tab/><text:tab/><text:tab/></text:span><text:span text:style-name="T4">// When "i" is equal to server_id, it means that there is a </text:span></text:p>
      <text:p text:style-name="Standard"><text:span text:style-name="T8"><text:s text:c="16"/></text:span><text:span text:style-name="T4">// <text:s text:c="4"/>client want to connect.</text:span></text:p>
      <text:p text:style-name="Standard"><text:span text:style-name="T8"><text:tab/><text:tab/><text:tab/><text:tab/></text:span><text:span text:style-name="T14">if</text:span><text:span text:style-name="T8"> </text:span><text:span text:style-name="T10">(</text:span><text:span text:style-name="T8">i </text:span><text:span text:style-name="T10">==</text:span><text:span text:style-name="T8"> server_fd</text:span><text:span text:style-name="T10">)</text:span><text:span text:style-name="T8"> </text:span><text:span text:style-name="T10">{</text:span><text:span text:style-name="T8"> <text:s text:c="9"/></text:span><text:span text:style-name="T4">// Handle New Connection</text:span></text:p>
      <text:p text:style-name="Standard"><text:span text:style-name="T8"><text:tab/><text:tab/><text:tab/><text:tab/><text:tab/>len </text:span><text:span text:style-name="T10">=</text:span><text:span text:style-name="T8"> </text:span><text:span text:style-name="T14">sizeof</text:span><text:span text:style-name="T10">(</text:span><text:span text:style-name="T8">client_addr</text:span><text:span text:style-name="T10">);</text:span><text:span text:style-name="T8"> </text:span><text:span text:style-name="T4">// Get the length of client_addr</text:span></text:p>
      <text:p text:style-name="Standard"><text:span text:style-name="T8"><text:tab/><text:tab/><text:tab/><text:tab/><text:tab/></text:span><text:span text:style-name="T4">// Accept the connection for client, and return a client_fd</text:span></text:p>
      <text:p text:style-name="Standard"><text:span text:style-name="T8"><text:tab/><text:tab/><text:tab/><text:tab/><text:tab/>client_fd </text:span><text:span text:style-name="T10">=</text:span><text:span text:style-name="T8"> accept</text:span><text:span text:style-name="T10">(</text:span><text:span text:style-name="T8">server_fd</text:span><text:span text:style-name="T10">,</text:span><text:span text:style-name="T8"> </text:span></text:p>
      <text:p text:style-name="Standard"><text:span text:style-name="T8"><text:s text:c="39"/></text:span><text:span text:style-name="T10">(</text:span><text:span text:style-name="T6">struct</text:span><text:span text:style-name="T8"> sockaddr </text:span><text:span text:style-name="T10">*)</text:span><text:span text:style-name="T8"> </text:span><text:span text:style-name="T10">&amp;</text:span><text:span text:style-name="T8">client_addr</text:span><text:span text:style-name="T10">,</text:span><text:span text:style-name="T8"> </text:span></text:p>
      <text:p text:style-name="Standard"><text:span text:style-name="T8"><text:s text:c="39"/></text:span><text:span text:style-name="T10">(</text:span><text:span text:style-name="T8">socklen_t</text:span><text:span text:style-name="T10">*)</text:span><text:span text:style-name="T8"> </text:span><text:span text:style-name="T10">&amp;</text:span><text:span text:style-name="T8">len</text:span><text:span text:style-name="T10">);</text:span></text:p>
      <text:p text:style-name="Standard"><text:span text:style-name="T8"><text:s text:c="20"/></text:span><text:span text:style-name="T14">if</text:span><text:span text:style-name="T8"> </text:span><text:span text:style-name="T10">(</text:span><text:span text:style-name="T8">client_fd </text:span><text:span text:style-name="T10">==</text:span><text:span text:style-name="T8"> </text:span><text:span text:style-name="T10">-</text:span><text:span text:style-name="T12">1</text:span><text:span text:style-name="T10">)</text:span><text:span text:style-name="T8"> </text:span><text:span text:style-name="T10">{</text:span></text:p>
      <text:p text:style-name="Standard"><text:span text:style-name="T8"><text:tab/><text:tab/><text:tab/><text:tab/><text:tab/><text:tab/>perror</text:span><text:span text:style-name="T10">(</text:span><text:span text:style-name="T16">"accept"</text:span><text:span text:style-name="T10">);</text:span></text:p>
      <text:p text:style-name="Standard"><text:span text:style-name="T8"><text:tab/><text:tab/><text:tab/><text:tab/><text:tab/><text:tab/></text:span><text:span text:style-name="T14">continue</text:span><text:span text:style-name="T10">;</text:span></text:p>
      <text:p text:style-name="Standard"><text:span text:style-name="T8"><text:tab/><text:tab/><text:tab/><text:tab/><text:tab/></text:span><text:span text:style-name="T10">}</text:span><text:span text:style-name="T8"> </text:span><text:span text:style-name="T14">else</text:span><text:span text:style-name="T8"> </text:span><text:span text:style-name="T10">{</text:span></text:p>
      <text:p text:style-name="Standard"><text:span text:style-name="T8"><text:s text:c="24"/></text:span><text:span text:style-name="T4">// Add client_fd to the fd set</text:span></text:p>
      <text:p text:style-name="Standard"><text:span text:style-name="T8"><text:tab/><text:tab/><text:tab/><text:tab/><text:tab/><text:tab/>FD_SET</text:span><text:span text:style-name="T10">(</text:span><text:span text:style-name="T8">client_fd</text:span><text:span text:style-name="T10">,</text:span><text:span text:style-name="T8"> </text:span><text:span text:style-name="T10">&amp;</text:span><text:span text:style-name="T8">master_fds</text:span><text:span text:style-name="T10">);</text:span></text:p>
      <text:p text:style-name="P7"/>
      <text:p text:style-name="Standard"><text:span text:style-name="T8"><text:tab/><text:tab/><text:tab/><text:tab/><text:tab/><text:tab/></text:span><text:span text:style-name="T4">// Used to find the maximum of fd</text:span></text:p>
      <text:p text:style-name="Standard"><text:span text:style-name="T8"><text:tab/><text:tab/><text:tab/><text:tab/><text:tab/><text:tab/></text:span><text:span text:style-name="T14">if</text:span><text:span text:style-name="T8"> </text:span><text:span text:style-name="T10">(</text:span><text:span text:style-name="T8">client_fd </text:span><text:span text:style-name="T10">&gt;</text:span><text:span text:style-name="T8"> fdmax</text:span><text:span text:style-name="T10">)</text:span><text:span text:style-name="T8"> fdmax </text:span><text:span text:style-name="T10">=</text:span><text:span text:style-name="T8"> client_fd</text:span><text:span text:style-name="T10">;</text:span></text:p>
      <text:p text:style-name="Standard"><text:span text:style-name="T8"><text:tab/><text:tab/><text:tab/><text:tab/><text:tab/><text:tab/>printf</text:span><text:span text:style-name="T10">(</text:span><text:span text:style-name="T16">"New connection from %s on socket %d\n"</text:span><text:span text:style-name="T10">,</text:span><text:span text:style-name="T8"> </text:span></text:p>
      <text:p text:style-name="Standard"><text:span text:style-name="T8"><text:s text:c="31"/>inet_ntoa</text:span><text:span text:style-name="T10">(</text:span><text:span text:style-name="T8">client_addr</text:span><text:span text:style-name="T10">.</text:span><text:span text:style-name="T8">sin_addr</text:span><text:span text:style-name="T10">),</text:span><text:span text:style-name="T8"> client_fd</text:span><text:span text:style-name="T10">);</text:span></text:p>
      <text:p text:style-name="Standard"><text:soft-page-break/><text:span text:style-name="T8"><text:tab/><text:tab/><text:tab/><text:tab/><text:tab/></text:span><text:span text:style-name="T10">}</text:span></text:p>
      <text:p text:style-name="Standard"><text:span text:style-name="T8"><text:tab/><text:tab/><text:tab/><text:tab/></text:span><text:span text:style-name="T10">}</text:span><text:span text:style-name="T8"> </text:span><text:span text:style-name="T4">// if (i == server_fd)</text:span></text:p>
      <text:p text:style-name="P7"/>
      <text:p text:style-name="Standard"><text:span text:style-name="T8"><text:tab/><text:tab/><text:tab/><text:tab/></text:span><text:span text:style-name="T4">// Handle data from the clients and the STDIN</text:span></text:p>
      <text:p text:style-name="Standard"><text:span text:style-name="T8"><text:tab/><text:tab/><text:tab/><text:tab/></text:span><text:span text:style-name="T14">else</text:span><text:span text:style-name="T8"> </text:span><text:span text:style-name="T10">{</text:span></text:p>
      <text:p text:style-name="Standard"><text:span text:style-name="T8"><text:tab/><text:tab/><text:tab/><text:tab/><text:tab/></text:span><text:span text:style-name="T4">// Read the data into buffer</text:span></text:p>
      <text:p text:style-name="Standard"><text:span text:style-name="T8"><text:tab/><text:tab/><text:tab/><text:tab/><text:tab/></text:span><text:span text:style-name="T14">if</text:span><text:span text:style-name="T8"> </text:span><text:span text:style-name="T10">((</text:span><text:span text:style-name="T8">nbytes </text:span><text:span text:style-name="T10">=</text:span><text:span text:style-name="T8"> read</text:span><text:span text:style-name="T10">(</text:span><text:span text:style-name="T8">i</text:span><text:span text:style-name="T10">,</text:span><text:span text:style-name="T8"> buf</text:span><text:span text:style-name="T10">,</text:span><text:span text:style-name="T8"> </text:span><text:span text:style-name="T14">sizeof</text:span><text:span text:style-name="T10">(</text:span><text:span text:style-name="T8">buf</text:span><text:span text:style-name="T10">)))</text:span><text:span text:style-name="T8"> </text:span><text:span text:style-name="T10">&gt;</text:span><text:span text:style-name="T8"> </text:span><text:span text:style-name="T12">0</text:span><text:span text:style-name="T10">)</text:span><text:span text:style-name="T8"> </text:span><text:span text:style-name="T10">{</text:span></text:p>
      <text:p text:style-name="Standard"><text:span text:style-name="T8"><text:tab/><text:tab/><text:tab/><text:tab/><text:tab/><text:tab/></text:span><text:span text:style-name="T4">// If client require file</text:span></text:p>
      <text:p text:style-name="Standard"><text:span text:style-name="T8"><text:tab/><text:tab/><text:tab/><text:tab/><text:tab/><text:tab/></text:span><text:span text:style-name="T14">if</text:span><text:span text:style-name="T10">(</text:span><text:span text:style-name="T8">strstr</text:span><text:span text:style-name="T10">(</text:span><text:span text:style-name="T8">buf</text:span><text:span text:style-name="T10">,</text:span><text:span text:style-name="T8"> </text:span><text:span text:style-name="T16">"require"</text:span><text:span text:style-name="T10">)</text:span><text:span text:style-name="T8"> </text:span><text:span text:style-name="T10">!=</text:span><text:span text:style-name="T8"> </text:span><text:span text:style-name="T14">NULL</text:span><text:span text:style-name="T10">){</text:span></text:p>
      <text:p text:style-name="Standard"><text:span text:style-name="T8"><text:tab/><text:tab/><text:tab/><text:tab/><text:tab/><text:tab/><text:tab/></text:span><text:span text:style-name="T4">// Parse the filename</text:span></text:p>
      <text:p text:style-name="Standard"><text:span text:style-name="T8"><text:tab/><text:tab/><text:tab/><text:tab/><text:tab/><text:tab/><text:tab/>sscanf</text:span><text:span text:style-name="T10">(</text:span><text:span text:style-name="T8">buf</text:span><text:span text:style-name="T10">,</text:span><text:span text:style-name="T8"> </text:span><text:span text:style-name="T16">"require %s\n"</text:span><text:span text:style-name="T10">,</text:span><text:span text:style-name="T8"> filename</text:span><text:span text:style-name="T10">);</text:span></text:p>
      <text:p text:style-name="Standard"><text:span text:style-name="T8"><text:tab/><text:tab/><text:tab/><text:tab/><text:tab/><text:tab/><text:tab/>printf</text:span><text:span text:style-name="T10">(</text:span><text:span text:style-name="T16">"Client %d require the [%s] file\n"</text:span><text:span text:style-name="T10">,</text:span><text:span text:style-name="T8"> </text:span></text:p>
      <text:p text:style-name="Standard"><text:span text:style-name="T8"><text:s text:c="35"/>i</text:span><text:span text:style-name="T10">,</text:span><text:span text:style-name="T8"> filename</text:span><text:span text:style-name="T10">);</text:span></text:p>
      <text:p text:style-name="P7"/>
      <text:p text:style-name="Standard"><text:span text:style-name="T8"><text:tab/><text:tab/><text:tab/><text:tab/><text:tab/><text:tab/><text:tab/></text:span><text:span text:style-name="T10">*</text:span><text:span text:style-name="T8">threadArgs </text:span><text:span text:style-name="T10">=</text:span><text:span text:style-name="T8"> i</text:span><text:span text:style-name="T10">;</text:span></text:p>
      <text:p text:style-name="P7"/>
      <text:p text:style-name="Standard"><text:span text:style-name="T8"><text:tab/><text:tab/><text:tab/><text:tab/><text:tab/><text:tab/><text:tab/></text:span><text:span text:style-name="T4">//puts("1");</text:span></text:p>
      <text:p text:style-name="P7"/>
      <text:p text:style-name="Standard"><text:span text:style-name="T8"><text:tab/><text:tab/><text:tab/><text:tab/><text:tab/><text:tab/><text:tab/></text:span><text:span text:style-name="T4">// Cteate a thread</text:span></text:p>
      <text:p text:style-name="Standard"><text:span text:style-name="T8"><text:tab/><text:tab/><text:tab/><text:tab/><text:tab/><text:tab/><text:tab/></text:span><text:span text:style-name="T14">if</text:span><text:span text:style-name="T10">(</text:span><text:span text:style-name="T8">pthread_create</text:span><text:span text:style-name="T10">(&amp;</text:span><text:span text:style-name="T8">threadid</text:span><text:span text:style-name="T10">,</text:span><text:span text:style-name="T8"> </text:span><text:span text:style-name="T14">NULL</text:span><text:span text:style-name="T10">,</text:span><text:span text:style-name="T8"> threadFunc</text:span><text:span text:style-name="T10">,</text:span><text:span text:style-name="T8"> </text:span></text:p>
      <text:p text:style-name="Standard"><text:span text:style-name="T8"><text:s text:c="46"/>threadArgs</text:span><text:span text:style-name="T10">)</text:span><text:span text:style-name="T8"> </text:span><text:span text:style-name="T10">!=</text:span><text:span text:style-name="T8"> </text:span><text:span text:style-name="T12">0</text:span><text:span text:style-name="T10">){</text:span></text:p>
      <text:p text:style-name="Standard"><text:span text:style-name="T8"><text:tab/><text:tab/><text:tab/><text:tab/><text:tab/><text:tab/><text:tab/><text:tab/>PANIC</text:span><text:span text:style-name="T10">(</text:span><text:span text:style-name="T16">"pthread_create()"</text:span><text:span text:style-name="T10">);</text:span></text:p>
      <text:p text:style-name="Standard"><text:span text:style-name="T8"><text:tab/><text:tab/><text:tab/><text:tab/><text:tab/><text:tab/><text:tab/></text:span><text:span text:style-name="T10">}</text:span><text:span text:style-name="T8"> </text:span><text:span text:style-name="T14">else</text:span><text:span text:style-name="T8"> </text:span><text:span text:style-name="T10">{</text:span></text:p>
      <text:p text:style-name="Standard"><text:span text:style-name="T8"><text:tab/><text:tab/><text:tab/><text:tab/><text:tab/><text:tab/><text:tab/><text:tab/></text:span><text:span text:style-name="T4">// After finishing the thread function,</text:span></text:p>
      <text:p text:style-name="Standard"><text:span text:style-name="T8"><text:tab/><text:tab/><text:tab/><text:tab/><text:tab/><text:tab/><text:tab/><text:tab/></text:span><text:span text:style-name="T4">// the resource will automatically freed.</text:span></text:p>
      <text:p text:style-name="Standard"><text:span text:style-name="T8"><text:tab/><text:tab/><text:tab/><text:tab/><text:tab/><text:tab/><text:tab/><text:tab/>pthread_detach</text:span><text:span text:style-name="T10">(</text:span><text:span text:style-name="T8">threadid</text:span><text:span text:style-name="T10">);</text:span></text:p>
      <text:p text:style-name="Standard"><text:span text:style-name="T8"><text:tab/><text:tab/><text:tab/><text:tab/><text:tab/><text:tab/><text:tab/></text:span><text:span text:style-name="T10">}</text:span></text:p>
      <text:p text:style-name="Standard"><text:span text:style-name="T8"><text:tab/><text:tab/><text:tab/><text:tab/><text:tab/><text:tab/></text:span><text:span text:style-name="T10">}</text:span></text:p>
      <text:p text:style-name="Standard"><text:span text:style-name="T8"><text:s text:c="24"/></text:span></text:p>
      <text:p text:style-name="Standard"><text:span text:style-name="T8"><text:tab/><text:tab/><text:tab/><text:tab/><text:tab/><text:tab/></text:span><text:span text:style-name="T4">// If client not require file, just send message to me.</text:span></text:p>
      <text:p text:style-name="Standard"><text:span text:style-name="T8"><text:tab/><text:tab/><text:tab/><text:tab/><text:tab/><text:tab/></text:span><text:span text:style-name="T14">else</text:span><text:span text:style-name="T8"> </text:span><text:span text:style-name="T10">{</text:span></text:p>
      <text:p text:style-name="Standard"><text:span text:style-name="T8"><text:s text:c="28"/></text:span><text:span text:style-name="T4">// Write the data of buffer to your console</text:span></text:p>
      <text:p text:style-name="Standard"><text:span text:style-name="T8"><text:tab/><text:tab/><text:tab/><text:tab/><text:tab/><text:tab/><text:tab/>write</text:span><text:span text:style-name="T10">(</text:span><text:span text:style-name="T12">0</text:span><text:span text:style-name="T10">,</text:span><text:span text:style-name="T8"> buf</text:span><text:span text:style-name="T10">,</text:span><text:span text:style-name="T8"> nbytes</text:span><text:span text:style-name="T10">);</text:span><text:span text:style-name="T8"> </text:span></text:p>
      <text:p text:style-name="P7"/>
      <text:p text:style-name="Standard"><text:span text:style-name="T8"><text:tab/><text:tab/><text:tab/><text:tab/><text:tab/><text:tab/><text:tab/></text:span><text:span text:style-name="T14">for</text:span><text:span text:style-name="T10">(</text:span><text:span text:style-name="T8">j </text:span><text:span text:style-name="T10">=</text:span><text:span text:style-name="T8"> </text:span><text:span text:style-name="T12">0</text:span><text:span text:style-name="T10">;</text:span><text:span text:style-name="T8"> j </text:span><text:span text:style-name="T10">&lt;=</text:span><text:span text:style-name="T8"> fdmax</text:span><text:span text:style-name="T10">;</text:span><text:span text:style-name="T8"> j</text:span><text:span text:style-name="T10">++)</text:span><text:span text:style-name="T8"> </text:span><text:span text:style-name="T10">{</text:span></text:p>
      <text:p text:style-name="Standard"><text:span text:style-name="T8"><text:tab/><text:tab/><text:tab/><text:tab/><text:tab/><text:tab/><text:tab/><text:tab/></text:span><text:span text:style-name="T14">if</text:span><text:span text:style-name="T8"> </text:span><text:span text:style-name="T10">(</text:span><text:span text:style-name="T8">FD_ISSET</text:span><text:span text:style-name="T10">(</text:span><text:span text:style-name="T8">j</text:span><text:span text:style-name="T10">,</text:span><text:span text:style-name="T8"> </text:span><text:span text:style-name="T10">&amp;</text:span><text:span text:style-name="T8">master_fds</text:span><text:span text:style-name="T10">))</text:span></text:p>
      <text:p text:style-name="Standard"><text:span text:style-name="T8"><text:tab/><text:tab/><text:tab/><text:tab/><text:tab/><text:tab/><text:tab/><text:tab/><text:tab/></text:span><text:span text:style-name="T4">// In addition to me, STDIN, and the client </text:span></text:p>
      <text:p text:style-name="Standard"><text:span text:style-name="T8"><text:s text:c="36"/></text:span><text:span text:style-name="T4">// <text:s text:c="4"/>which sended date, we should send a </text:span></text:p>
      <text:p text:style-name="Standard"><text:span text:style-name="T8"><text:tab/><text:tab/><text:tab/><text:tab/><text:tab/><text:tab/><text:tab/><text:tab/><text:tab/></text:span><text:span text:style-name="T4">// <text:s text:c="4"/>copy to the other clients.</text:span></text:p>
      <text:p text:style-name="Standard"><text:span text:style-name="T8"><text:tab/><text:tab/><text:tab/><text:tab/><text:tab/><text:tab/><text:tab/><text:tab/><text:tab/></text:span><text:span text:style-name="T14">if</text:span><text:span text:style-name="T8"> </text:span><text:span text:style-name="T10">(</text:span><text:span text:style-name="T8">j</text:span><text:span text:style-name="T10">!=</text:span><text:span text:style-name="T8">server_fd </text:span><text:span text:style-name="T10">&amp;&amp;</text:span><text:span text:style-name="T8"> j</text:span><text:span text:style-name="T10">!=</text:span><text:span text:style-name="T8">i </text:span><text:span text:style-name="T10">&amp;&amp;</text:span><text:span text:style-name="T8">j</text:span><text:span text:style-name="T10">!=</text:span><text:span text:style-name="T12">0</text:span><text:span text:style-name="T10">)</text:span><text:span text:style-name="T8"> </text:span></text:p>
      <text:p text:style-name="Standard"><text:span text:style-name="T8"><text:tab/><text:tab/><text:tab/><text:tab/><text:tab/><text:tab/><text:tab/><text:tab/><text:tab/><text:tab/></text:span><text:span text:style-name="T14">if</text:span><text:span text:style-name="T8"> </text:span><text:span text:style-name="T10">(</text:span><text:span text:style-name="T8">send</text:span><text:span text:style-name="T10">(</text:span><text:span text:style-name="T8">j</text:span><text:span text:style-name="T10">,</text:span><text:span text:style-name="T8"> buf</text:span><text:span text:style-name="T10">,</text:span><text:span text:style-name="T8"> nbytes</text:span><text:span text:style-name="T10">,</text:span><text:span text:style-name="T8"> </text:span><text:span text:style-name="T12">0</text:span><text:span text:style-name="T10">)</text:span><text:span text:style-name="T8"> </text:span><text:span text:style-name="T10">==</text:span><text:span text:style-name="T8"> </text:span><text:span text:style-name="T10">-</text:span><text:span text:style-name="T12">1</text:span><text:span text:style-name="T10">)</text:span></text:p>
      <text:p text:style-name="Standard"><text:span text:style-name="T8"><text:tab/><text:tab/><text:tab/><text:tab/><text:tab/><text:tab/><text:tab/><text:tab/><text:tab/><text:tab/><text:tab/>perror</text:span><text:span text:style-name="T10">(</text:span><text:span text:style-name="T16">"send"</text:span><text:span text:style-name="T10">);</text:span></text:p>
      <text:p text:style-name="Standard"><text:span text:style-name="T8"><text:tab/><text:tab/><text:tab/><text:tab/><text:tab/><text:tab/><text:tab/></text:span><text:span text:style-name="T10">}</text:span></text:p>
      <text:p text:style-name="Standard"><text:span text:style-name="T8"><text:tab/><text:tab/><text:tab/><text:tab/><text:tab/><text:tab/></text:span><text:span text:style-name="T10">}</text:span><text:span text:style-name="T8"> </text:span><text:span text:style-name="T4">// if(strstr(buf, "require") != NULL)</text:span></text:p>
      <text:p text:style-name="Standard"><text:span text:style-name="T8"><text:tab/><text:tab/><text:tab/><text:tab/><text:tab/></text:span><text:span text:style-name="T10">}</text:span><text:span text:style-name="T8"> </text:span><text:span text:style-name="T14">else</text:span><text:span text:style-name="T8"> </text:span><text:span text:style-name="T10">{</text:span><text:span text:style-name="T8"> </text:span></text:p>
      <text:p text:style-name="Standard"><text:span text:style-name="T8"><text:tab/><text:tab/><text:tab/><text:tab/><text:tab/><text:tab/>perror</text:span><text:span text:style-name="T10">(</text:span><text:span text:style-name="T16">"read"</text:span><text:span text:style-name="T10">);</text:span></text:p>
      <text:p text:style-name="Standard"><text:span text:style-name="T8"><text:tab/><text:tab/><text:tab/><text:tab/><text:tab/><text:tab/>close</text:span><text:span text:style-name="T10">(</text:span><text:span text:style-name="T8">i</text:span><text:span text:style-name="T10">);</text:span></text:p>
      <text:p text:style-name="Standard"><text:soft-page-break/><text:span text:style-name="T8"><text:tab/><text:tab/><text:tab/><text:tab/><text:tab/><text:tab/>FD_CLR</text:span><text:span text:style-name="T10">(</text:span><text:span text:style-name="T8">i</text:span><text:span text:style-name="T10">,</text:span><text:span text:style-name="T8"> </text:span><text:span text:style-name="T10">&amp;</text:span><text:span text:style-name="T8">master_fds</text:span><text:span text:style-name="T10">);</text:span><text:span text:style-name="T8"> </text:span><text:span text:style-name="T4">// Clean "i" from master_fds</text:span></text:p>
      <text:p text:style-name="Standard"><text:span text:style-name="T8"><text:tab/><text:tab/><text:tab/><text:tab/><text:tab/></text:span><text:span text:style-name="T10">}</text:span></text:p>
      <text:p text:style-name="Standard"><text:span text:style-name="T8"><text:tab/><text:tab/><text:tab/><text:tab/></text:span><text:span text:style-name="T10">}</text:span><text:span text:style-name="T8"> </text:span><text:span text:style-name="T4">// if (i == server_fd)</text:span></text:p>
      <text:p text:style-name="Standard"><text:span text:style-name="T8"><text:tab/><text:tab/><text:tab/></text:span><text:span text:style-name="T10">}</text:span><text:span text:style-name="T8"> </text:span><text:span text:style-name="T4">// if (FD_ISSET(i, &amp;read_fds))</text:span></text:p>
      <text:p text:style-name="Standard"><text:span text:style-name="T8"><text:tab/><text:tab/></text:span><text:span text:style-name="T10">}</text:span><text:span text:style-name="T8"> </text:span><text:span text:style-name="T4">// for(), <text:s/>scan all fd</text:span></text:p>
      <text:p text:style-name="Standard"><text:span text:style-name="T8"><text:tab/></text:span><text:span text:style-name="T10">}</text:span><text:span text:style-name="T8"> </text:span><text:span text:style-name="T4">// for(;;), Server loop</text:span></text:p>
      <text:p text:style-name="Standard"><text:span text:style-name="T8"><text:tab/></text:span><text:span text:style-name="T14">return</text:span><text:span text:style-name="T8"> </text:span><text:span text:style-name="T12">0</text:span><text:span text:style-name="T10">;</text:span></text:p>
      <text:p text:style-name="Standard"><text:span text:style-name="T10">}</text:span><text:span text:style-name="T8"> </text:span><text:span text:style-name="T4">// main()</text:span></text:p>
      <text:p text:style-name="P7"/>
      <text:p text:style-name="P7"/>
      <text:p text:style-name="Standard"><text:span text:style-name="T4">// Used to handle file transmission</text:span></text:p>
      <text:p text:style-name="Standard"><text:span text:style-name="T6">void</text:span><text:span text:style-name="T10">*</text:span><text:span text:style-name="T8"> threadFunc</text:span><text:span text:style-name="T10">(</text:span><text:span text:style-name="T6">void</text:span><text:span text:style-name="T8"> </text:span><text:span text:style-name="T10">*</text:span><text:span text:style-name="T8">threadArgs</text:span><text:span text:style-name="T10">)</text:span><text:span text:style-name="T8"> </text:span><text:span text:style-name="T10">{</text:span></text:p>
      <text:p text:style-name="Standard"><text:span text:style-name="T8"><text:tab/></text:span><text:span text:style-name="T6">int</text:span><text:span text:style-name="T8"> fd</text:span><text:span text:style-name="T10">;</text:span></text:p>
      <text:p text:style-name="Standard"><text:span text:style-name="T8"><text:tab/></text:span><text:span text:style-name="T6">int</text:span><text:span text:style-name="T8"> recvnum</text:span><text:span text:style-name="T10">;</text:span></text:p>
      <text:p text:style-name="Standard"><text:span text:style-name="T8"><text:tab/></text:span><text:span text:style-name="T6">char</text:span><text:span text:style-name="T8"> file_buf</text:span><text:span text:style-name="T10">[</text:span><text:span text:style-name="T8">FILE_BUFSIZE</text:span><text:span text:style-name="T10">];</text:span></text:p>
      <text:p text:style-name="Standard"><text:span text:style-name="T8"><text:tab/></text:span><text:span text:style-name="T6">int</text:span><text:span text:style-name="T8"> clientfd </text:span><text:span text:style-name="T10">=</text:span><text:span text:style-name="T8"> </text:span><text:span text:style-name="T10">*(</text:span><text:span text:style-name="T6">int</text:span><text:span text:style-name="T10">*)</text:span><text:span text:style-name="T8"> threadArgs</text:span><text:span text:style-name="T10">;</text:span></text:p>
      <text:p text:style-name="Standard"><text:span text:style-name="T8"><text:tab/>free</text:span><text:span text:style-name="T10">(</text:span><text:span text:style-name="T8">threadArgs</text:span><text:span text:style-name="T10">);</text:span></text:p>
      <text:p text:style-name="P7"/>
      <text:p text:style-name="Standard"><text:span text:style-name="T8"><text:tab/></text:span><text:span text:style-name="T4">// Open the file which client require</text:span></text:p>
      <text:p text:style-name="Standard"><text:span text:style-name="T8"><text:tab/>fd</text:span><text:span text:style-name="T10">=</text:span><text:span text:style-name="T8">open</text:span><text:span text:style-name="T10">(</text:span><text:span text:style-name="T8">filename</text:span><text:span text:style-name="T10">,</text:span><text:span text:style-name="T8"> O_RDONLY</text:span><text:span text:style-name="T10">,</text:span><text:span text:style-name="T8"> </text:span><text:span text:style-name="T12">0666</text:span><text:span text:style-name="T10">);</text:span></text:p>
      <text:p text:style-name="Standard"><text:span text:style-name="T8"><text:tab/></text:span><text:span text:style-name="T14">switch</text:span><text:span text:style-name="T10">(</text:span><text:span text:style-name="T8">fd</text:span><text:span text:style-name="T10">){</text:span></text:p>
      <text:p text:style-name="Standard"><text:span text:style-name="T8"><text:tab/><text:tab/></text:span><text:span text:style-name="T14">case</text:span><text:span text:style-name="T8"> </text:span><text:span text:style-name="T10">-</text:span><text:span text:style-name="T12">1</text:span><text:span text:style-name="T10">:</text:span></text:p>
      <text:p text:style-name="Standard"><text:span text:style-name="T8"><text:tab/><text:tab/><text:tab/>perror</text:span><text:span text:style-name="T10">(</text:span><text:span text:style-name="T16">"open"</text:span><text:span text:style-name="T10">);</text:span></text:p>
      <text:p text:style-name="Standard"><text:span text:style-name="T8"><text:tab/><text:tab/><text:tab/>write</text:span><text:span text:style-name="T10">(</text:span><text:span text:style-name="T8">clientfd</text:span><text:span text:style-name="T10">,</text:span><text:span text:style-name="T8"> </text:span><text:span text:style-name="T16">"File not exists"</text:span><text:span text:style-name="T10">,</text:span><text:span text:style-name="T8"> </text:span><text:span text:style-name="T14">sizeof</text:span><text:span text:style-name="T10">(</text:span><text:span text:style-name="T16">"File not exists"</text:span><text:span text:style-name="T10">));</text:span></text:p>
      <text:p text:style-name="P7"/>
      <text:p text:style-name="Standard"><text:span text:style-name="T8"><text:tab/><text:tab/></text:span><text:span text:style-name="T14">default</text:span><text:span text:style-name="T10">:</text:span><text:span text:style-name="T8"> </text:span><text:span text:style-name="T4">// File exists and Open successfully.</text:span></text:p>
      <text:p text:style-name="Standard"><text:span text:style-name="T8"><text:tab/><text:tab/><text:tab/>printf</text:span><text:span text:style-name="T10">(</text:span><text:span text:style-name="T16">"%s exists.\n"</text:span><text:span text:style-name="T10">,</text:span><text:span text:style-name="T8"> filename</text:span><text:span text:style-name="T10">);</text:span></text:p>
      <text:p text:style-name="Standard"><text:span text:style-name="T8"><text:tab/><text:tab/><text:tab/><text:tab/><text:tab/><text:tab/><text:tab/><text:tab/><text:tab/></text:span></text:p>
      <text:p text:style-name="Standard"><text:span text:style-name="T8"><text:tab/><text:tab/><text:tab/></text:span><text:span text:style-name="T4">// Read the file data</text:span></text:p>
      <text:p text:style-name="Standard"><text:span text:style-name="T8"><text:tab/><text:tab/><text:tab/>recvnum </text:span><text:span text:style-name="T10">=</text:span><text:span text:style-name="T8"> read</text:span><text:span text:style-name="T10">(</text:span><text:span text:style-name="T8">fd</text:span><text:span text:style-name="T10">,</text:span><text:span text:style-name="T8"> file_buf</text:span><text:span text:style-name="T10">,</text:span><text:span text:style-name="T8"> </text:span><text:span text:style-name="T14">sizeof</text:span><text:span text:style-name="T10">(</text:span><text:span text:style-name="T8">file_buf</text:span><text:span text:style-name="T10">));</text:span></text:p>
      <text:p text:style-name="Standard"><text:span text:style-name="T8"><text:tab/><text:tab/><text:tab/></text:span><text:span text:style-name="T14">if</text:span><text:span text:style-name="T10">(</text:span><text:span text:style-name="T8">recvnum </text:span><text:span text:style-name="T10">==</text:span><text:span text:style-name="T8"> </text:span><text:span text:style-name="T10">-</text:span><text:span text:style-name="T12">1</text:span><text:span text:style-name="T10">)</text:span><text:span text:style-name="T8"> perror</text:span><text:span text:style-name="T10">(</text:span><text:span text:style-name="T16">"recv"</text:span><text:span text:style-name="T10">);</text:span></text:p>
      <text:p text:style-name="P7"/>
      <text:p text:style-name="Standard"><text:span text:style-name="T8"><text:tab/><text:tab/><text:tab/></text:span><text:span text:style-name="T4">// Send file date to client</text:span></text:p>
      <text:p text:style-name="Standard"><text:span text:style-name="T8"><text:tab/><text:tab/><text:tab/>write</text:span><text:span text:style-name="T10">(</text:span><text:span text:style-name="T8">clientfd</text:span><text:span text:style-name="T10">,</text:span><text:span text:style-name="T8"> file_buf</text:span><text:span text:style-name="T10">,</text:span><text:span text:style-name="T8"> recvnum</text:span><text:span text:style-name="T10">);</text:span></text:p>
      <text:p text:style-name="Standard"><text:span text:style-name="T8"><text:tab/></text:span><text:span text:style-name="T10">}</text:span></text:p>
      <text:p text:style-name="Standard"><text:span text:style-name="T10">}</text:span><text:span text:style-name="T8"> </text:span><text:span text:style-name="T4">// void* threadFunc(void *threadArgs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 Mono CJK TC Regular" svg:font-family="'Noto Sans Mono CJK TC Regular'" style:font-family-generic="swiss"/>
    <style:font-face style:name="Source Han Sans" svg:font-family="'Source Han Sans'" style:font-family-generic="swiss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Han Sans" fo:font-size="12pt" fo:language="en" fo:country="US" style:letter-kerning="true" style:font-name-asian="Source Han Sans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Source Han Sans" fo:font-size="12pt" fo:language="en" fo:country="US" style:letter-kerning="true" style:font-name-asian="Source Han Sans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Han Sans" fo:font-family="'Source Han Sans'" style:font-family-generic="swiss" fo:font-size="14pt" style:font-name-asian="Source Han Sans" style:font-family-asian="'Source Han Sans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Han Sans" fo:font-family="'Source Han Sans'" style:font-family-generic="swiss" style:font-name-asian="Source Han Sans" style:font-family-asian="'Source Han Sans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Han Sans" fo:font-family="'Source Han Sans'" style:font-family-generic="swiss" fo:font-size="12pt" fo:font-style="italic" style:font-name-asian="Source Han Sans" style:font-family-asian="'Source Han Sans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" fo:font-family="'Source Han Sans'" style:font-family-generic="swiss" style:font-name-asian="Source Han Sans" style:font-family-asian="'Source Han Sans'" style:font-family-generic-asian="swiss"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0:41:00.420000000</meta:creation-date>
    <dc:date>2017-06-23T10:45:30.232000000</dc:date>
    <meta:editing-duration>PT3M15S</meta:editing-duration>
    <meta:editing-cycles>4</meta:editing-cycles>
    <meta:generator>LibreOffice/5.3.1.2$Windows_X86_64 LibreOffice_project/e80a0e0fd1875e1696614d24c32df0f95f03deb2</meta:generator>
    <meta:document-statistic meta:table-count="0" meta:image-count="0" meta:object-count="0" meta:page-count="8" meta:paragraph-count="299" meta:word-count="1242" meta:character-count="9929" meta:non-whitespace-character-count="7420"/>
  </office:meta>
</office:document-meta>
</file>